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Arial" fo:font-size="11pt" style:font-size-asian="11pt" style:font-name-complex="Arial" style:font-size-complex="11pt"/>
    </style:style>
    <style:style style:name="T2" style:family="text">
      <style:text-properties fo:color="#000000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2cm" svg:x="0cm" svg:y="0cm" svg:viewBox="0 0 21026 89213" draw:points="0,0 21026,0 21026,89213 0,8921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0.387cm" svg:height="0.433cm" svg:x="18.483cm" svg:y="1.2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8.316cm" svg:height="0.475cm" svg:x="2.886cm" svg:y="2.556cm">
          <draw:text-box>
            <text:p text:style-name="P2"><text:span text:style-name="T2">A</text:span><text:span text:style-name="T2">l</text:span><text:span text:style-name="T2">u</text:span><text:span text:style-name="T2">m</text:span><text:span text:style-name="T2">n</text:span><text:span text:style-name="T2">o</text:span><text:span text:style-name="T2">: </text:span><text:span text:style-name="T2">V</text:span><text:span text:style-name="T2">e</text:span><text:span text:style-name="T2">l</text:span><text:span text:style-name="T2">a</text:span><text:span text:style-name="T2">z</text:span><text:span text:style-name="T2">q</text:span><text:span text:style-name="T2">u</text:span><text:span text:style-name="T2">e</text:span><text:span text:style-name="T2">z</text:span><text:span text:style-name="T2"> </text:span><text:span text:style-name="T2">F</text:span><text:span text:style-name="T2">i</text:span><text:span text:style-name="T2">g</text:span><text:span text:style-name="T2">u</text:span><text:span text:style-name="T2">e</text:span><text:span text:style-name="T2">r</text:span><text:span text:style-name="T2">o</text:span><text:span text:style-name="T2">a</text:span><text:span text:style-name="T2"> </text:span><text:span text:style-name="T2">M</text:span><text:span text:style-name="T2">a</text:span><text:span text:style-name="T2">r</text:span><text:span text:style-name="T2">c</text:span><text:span text:style-name="T2">o</text:span><text:span text:style-name="T2"> </text:span><text:span text:style-name="T2">A</text:span><text:span text:style-name="T2">n</text:span><text:span text:style-name="T2">t</text:span><text:span text:style-name="T2">o</text:span><text:span text:style-name="T2">n</text:span><text:span text:style-name="T2">i</text:span><text:span text:style-name="T2">o</text:span></text:p>
          </draw:text-box>
        </draw:frame>
        <draw:frame draw:style-name="gr3" draw:text-style-name="P4" draw:layer="layout" svg:width="4.282cm" svg:height="0.475cm" svg:x="14.326cm" svg:y="2.556cm">
          <draw:text-box>
            <text:p text:style-name="P2"><text:span text:style-name="T2">N</text:span><text:span text:style-name="T2">o</text:span><text:span text:style-name="T2">.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: </text:span><text:span text:style-name="T2">1</text:span><text:span text:style-name="T2">7</text:span><text:span text:style-name="T2">2</text:span><text:span text:style-name="T2">1</text:span><text:span text:style-name="T2">2</text:span><text:span text:style-name="T2">1</text:span><text:span text:style-name="T2">9</text:span><text:span text:style-name="T2">3</text:span><text:span text:style-name="T2"> </text:span></text:p>
          </draw:text-box>
        </draw:frame>
        <draw:frame draw:style-name="gr3" draw:text-style-name="P4" draw:layer="layout" svg:width="0.423cm" svg:height="0.475cm" svg:x="10.513cm" svg:y="3.1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513cm" svg:y="3.72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2.542cm" svg:y="4.30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513cm" svg:y="4.88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911cm" svg:height="0.475cm" svg:x="9.612cm" svg:y="5.469cm">
          <draw:text-box>
            <text:p text:style-name="P2"><text:span text:style-name="T2">Algoritmo </text:span></text:p>
          </draw:text-box>
        </draw:frame>
        <draw:frame draw:style-name="gr3" draw:text-style-name="P4" draw:layer="layout" svg:width="15.928cm" svg:height="0.475cm" svg:x="2.542cm" svg:y="6.051cm">
          <draw:text-box>
            <text:p text:style-name="P2"><text:span text:style-name="T2">U</text:span><text:span text:style-name="T2">n </text:span><text:span text:style-name="T2">al</text:span><text:span text:style-name="T2">g</text:span><text:span text:style-name="T2">o</text:span><text:span text:style-name="T2">rit</text:span><text:span text:style-name="T2">m</text:span><text:span text:style-name="T2">o </text:span><text:span text:style-name="T2">e</text:span><text:span text:style-name="T2">s </text:span><text:span text:style-name="T2">u</text:span><text:span text:style-name="T2">n </text:span><text:span text:style-name="T2">m</text:span><text:span text:style-name="T2">ét</text:span><text:span text:style-name="T2">o</text:span><text:span text:style-name="T2">d</text:span><text:span text:style-name="T2">o, </text:span><text:span text:style-name="T2">u</text:span><text:span text:style-name="T2">n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o, </text:span><text:span text:style-name="T2">u</text:span><text:span text:style-name="T2">n </text:span><text:span text:style-name="T2">c</text:span><text:span text:style-name="T2">o</text:span><text:span text:style-name="T2">nj</text:span><text:span text:style-name="T2">u</text:span><text:span text:style-name="T2">nt</text:span><text:span text:style-name="T2">o </text:span><text:span text:style-name="T2">d</text:span><text:span text:style-name="T2">e </text:span><text:span text:style-name="T2">in</text:span><text:span text:style-name="T2">st</text:span><text:span text:style-name="T2">r</text:span><text:span text:style-name="T2">u</text:span><text:span text:style-name="T2">c</text:span><text:span text:style-name="T2">ci</text:span><text:span text:style-name="T2">o</text:span><text:span text:style-name="T2">n</text:span><text:span text:style-name="T2">e</text:span><text:span text:style-name="T2">s </text:span><text:span text:style-name="T2">ut</text:span><text:span text:style-name="T2">ili</text:span><text:span text:style-name="T2">z</text:span><text:span text:style-name="T2">a</text:span><text:span text:style-name="T2">d</text:span><text:span text:style-name="T2">a</text:span><text:span text:style-name="T2">s </text:span><text:span text:style-name="T2">p</text:span><text:span text:style-name="T2">a</text:span><text:span text:style-name="T2">r</text:span><text:span text:style-name="T2">a</text:span></text:p>
          </draw:text-box>
        </draw:frame>
        <draw:frame draw:style-name="gr3" draw:text-style-name="P4" draw:layer="layout" svg:width="0.423cm" svg:height="0.475cm" svg:x="10.64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385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001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617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501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7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801cm" svg:height="0.475cm" svg:x="2.542cm" svg:y="6.634cm">
          <draw:text-box>
            <text:p text:style-name="P2"><text:span text:style-name="T2">r</text:span><text:span text:style-name="T2">e</text:span><text:span text:style-name="T2">s</text:span><text:span text:style-name="T2">o</text:span><text:span text:style-name="T2">l</text:span><text:span text:style-name="T2">v</text:span><text:span text:style-name="T2">e</text:span><text:span text:style-name="T2">r</text:span><text:span text:style-name="T2"> </text:span><text:span text:style-name="T2">u</text:span><text:span text:style-name="T2">n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e</text:span><text:span text:style-name="T2">s</text:span><text:span text:style-name="T2">p</text:span><text:span text:style-name="T2">e</text:span><text:span text:style-name="T2">c</text:span><text:span text:style-name="T2">í</text:span><text:span text:style-name="T2">f</text:span><text:span text:style-name="T2">i</text:span><text:span text:style-name="T2">c</text:span><text:span text:style-name="T2">o</text:span><text:span text:style-name="T2">. </text:span><text:span text:style-name="T2">U</text:span><text:span text:style-name="T2">n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p</text:span><text:span text:style-name="T2">u</text:span><text:span text:style-name="T2">e</text:span><text:span text:style-name="T2">d</text:span><text:span text:style-name="T2">e</text:span><text:span text:style-name="T2"> </text:span><text:span text:style-name="T2">s</text:span><text:span text:style-name="T2">e</text:span><text:span text:style-name="T2">r</text:span><text:span text:style-name="T2"> </text:span><text:span text:style-name="T2">r</text:span><text:span text:style-name="T2">e</text:span><text:span text:style-name="T2">s</text:span><text:span text:style-name="T2">u</text:span><text:span text:style-name="T2">e</text:span><text:span text:style-name="T2">l</text:span><text:span text:style-name="T2">t</text:span><text:span text:style-name="T2">o</text:span><text:span text:style-name="T2"> </text:span><text:span text:style-name="T2">m</text:span><text:span text:style-name="T2">e</text:span><text:span text:style-name="T2">d</text:span><text:span text:style-name="T2">i</text:span><text:span text:style-name="T2">a</text:span><text:span text:style-name="T2">n</text:span><text:span text:style-name="T2">t</text:span><text:span text:style-name="T2">e</text:span><text:span text:style-name="T2"> </text:span><text:span text:style-name="T2">m</text:span><text:span text:style-name="T2">u</text:span><text:span text:style-name="T2">c</text:span><text:span text:style-name="T2">h</text:span><text:span text:style-name="T2">o</text:span><text:span text:style-name="T2">s</text:span></text:p>
          </draw:text-box>
        </draw:frame>
        <draw:frame draw:style-name="gr3" draw:text-style-name="P4" draw:layer="layout" svg:width="0.423cm" svg:height="0.475cm" svg:x="4.049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4.664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6.575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8.744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43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34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662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395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019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88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81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076cm" svg:height="0.475cm" svg:x="2.542cm" svg:y="7.216cm">
          <draw:text-box>
            <text:p text:style-name="P2"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m</text:span><text:span text:style-name="T2">o</text:span><text:span text:style-name="T2">s</text:span><text:span text:style-name="T2">.</text:span></text:p>
          </draw:text-box>
        </draw:frame>
        <draw:frame draw:style-name="gr3" draw:text-style-name="P4" draw:layer="layout" svg:width="0.544cm" svg:height="0.475cm" svg:x="4.997cm" svg:y="7.216cm">
          <draw:text-box>
            <text:p text:style-name="P2"><text:span text:style-name="T2">U</text:span><text:span text:style-name="T2">n</text:span></text:p>
          </draw:text-box>
        </draw:frame>
        <draw:frame draw:style-name="gr3" draw:text-style-name="P4" draw:layer="layout" svg:width="1.746cm" svg:height="0.475cm" svg:x="5.92cm" svg:y="7.216cm">
          <draw:text-box>
            <text:p text:style-name="P2"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m</text:span><text:span text:style-name="T2">o</text:span></text:p>
          </draw:text-box>
        </draw:frame>
        <draw:frame draw:style-name="gr3" draw:text-style-name="P4" draw:layer="layout" svg:width="0.95cm" svg:height="0.475cm" svg:x="8.045cm" svg:y="7.216cm">
          <draw:text-box>
            <text:p text:style-name="P2"><text:span text:style-name="T2">d</text:span><text:span text:style-name="T2">a</text:span><text:span text:style-name="T2">d</text:span><text:span text:style-name="T2">o</text:span></text:p>
          </draw:text-box>
        </draw:frame>
        <draw:frame draw:style-name="gr3" draw:text-style-name="P4" draw:layer="layout" svg:width="1.653cm" svg:height="0.475cm" svg:x="9.37cm" svg:y="7.216cm">
          <draw:text-box>
            <text:p text:style-name="P2"><text:span text:style-name="T2">c</text:span><text:span text:style-name="T2">o</text:span><text:span text:style-name="T2">r</text:span><text:span text:style-name="T2">r</text:span><text:span text:style-name="T2">e</text:span><text:span text:style-name="T2">c</text:span><text:span text:style-name="T2">t</text:span><text:span text:style-name="T2">o</text:span><text:span text:style-name="T2">,</text:span></text:p>
          </draw:text-box>
        </draw:frame>
        <draw:frame draw:style-name="gr3" draw:text-style-name="P4" draw:layer="layout" svg:width="1.606cm" svg:height="0.475cm" svg:x="11.401cm" svg:y="7.216cm">
          <draw:text-box>
            <text:p text:style-name="P2"><text:span text:style-name="T2">r</text:span><text:span text:style-name="T2">e</text:span><text:span text:style-name="T2">s</text:span><text:span text:style-name="T2">u</text:span><text:span text:style-name="T2">e</text:span><text:span text:style-name="T2">l</text:span><text:span text:style-name="T2">v</text:span><text:span text:style-name="T2">e</text:span></text:p>
          </draw:text-box>
        </draw:frame>
        <draw:frame draw:style-name="gr3" draw:text-style-name="P4" draw:layer="layout" svg:width="0.476cm" svg:height="0.475cm" svg:x="13.384cm" svg:y="7.216cm">
          <draw:text-box>
            <text:p text:style-name="P2"><text:span text:style-name="T2">u</text:span><text:span text:style-name="T2">n</text:span></text:p>
          </draw:text-box>
        </draw:frame>
        <draw:frame draw:style-name="gr3" draw:text-style-name="P4" draw:layer="layout" svg:width="1.772cm" svg:height="0.475cm" svg:x="14.238cm" svg:y="7.216cm">
          <draw:text-box>
            <text:p text:style-name="P2"><text:span text:style-name="T2">problem</text:span><text:span text:style-name="T2">a</text:span></text:p>
          </draw:text-box>
        </draw:frame>
        <draw:frame draw:style-name="gr3" draw:text-style-name="P4" draw:layer="layout" svg:width="1.492cm" svg:height="0.475cm" svg:x="16.387cm" svg:y="7.216cm">
          <draw:text-box>
            <text:p text:style-name="P2"><text:span text:style-name="T2">definido</text:span></text:p>
          </draw:text-box>
        </draw:frame>
        <draw:frame draw:style-name="gr3" draw:text-style-name="P4" draw:layer="layout" svg:width="0.423cm" svg:height="0.475cm" svg:x="18.253cm" svg:y="7.216cm">
          <draw:text-box>
            <text:p text:style-name="P2"><text:span text:style-name="T2">y</text:span></text:p>
          </draw:text-box>
        </draw:frame>
        <draw:frame draw:style-name="gr3" draw:text-style-name="P4" draw:layer="layout" svg:width="0.423cm" svg:height="0.475cm" svg:x="4.614cm" svg:y="7.2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5.538cm" svg:y="7.2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663cm" svg:y="7.2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8.988cm" svg:y="7.2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018cm" svg:y="7.2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002cm" svg:y="7.2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856cm" svg:y="7.2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004cm" svg:y="7.2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871cm" svg:y="7.2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5cm" svg:y="7.2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1.576cm" svg:height="0.475cm" svg:x="2.542cm" svg:y="7.799cm">
          <draw:text-box>
            <text:p text:style-name="P2"><text:span text:style-name="T2">d</text:span><text:span text:style-name="T2">e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d</text:span><text:span text:style-name="T2">o</text:span><text:span text:style-name="T2"> </text:span><text:span text:style-name="T2">(</text:span><text:span text:style-name="T2">p</text:span><text:span text:style-name="T2">o</text:span><text:span text:style-name="T2">r</text:span><text:span text:style-name="T2"> </text:span><text:span text:style-name="T2">e</text:span><text:span text:style-name="T2">j</text:span><text:span text:style-name="T2">e</text:span><text:span text:style-name="T2">m</text:span><text:span text:style-name="T2">p</text:span><text:span text:style-name="T2">l</text:span><text:span text:style-name="T2">o</text:span><text:span text:style-name="T2">,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 </text:span><text:span text:style-name="T2">u</text:span><text:span text:style-name="T2">n</text:span><text:span text:style-name="T2">a</text:span><text:span text:style-name="T2"> </text:span><text:span text:style-name="T2">f</text:span><text:span text:style-name="T2">u</text:span><text:span text:style-name="T2">n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d</text:span><text:span text:style-name="T2">a</text:span><text:span text:style-name="T2">)</text:span><text:span text:style-name="T2">. </text:span></text:p>
          </draw:text-box>
        </draw:frame>
        <draw:frame draw:style-name="gr3" draw:text-style-name="P4" draw:layer="layout" svg:width="0.423cm" svg:height="0.475cm" svg:x="2.542cm" svg:y="8.3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083cm" svg:height="0.475cm" svg:x="8.527cm" svg:y="8.964cm">
          <draw:text-box>
            <text:p text:style-name="P2"><text:span text:style-name="T2">A</text:span><text:span text:style-name="T2">n</text:span><text:span text:style-name="T2">a</text:span><text:span text:style-name="T2">l</text:span><text:span text:style-name="T2">i</text:span><text:span text:style-name="T2">s</text:span><text:span text:style-name="T2">i</text:span><text:span text:style-name="T2">s</text:span><text:span text:style-name="T2"> </text:span><text:span text:style-name="T2">d</text:span><text:span text:style-name="T2">e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m</text:span><text:span text:style-name="T2">o</text:span><text:span text:style-name="T2"> </text:span></text:p>
          </draw:text-box>
        </draw:frame>
        <draw:frame draw:style-name="gr3" draw:text-style-name="P4" draw:layer="layout" svg:width="7.918cm" svg:height="0.475cm" svg:x="2.542cm" svg:y="9.547cm">
          <draw:text-box>
            <text:p text:style-name="P2"><text:span text:style-name="T2">L</text:span><text:span text:style-name="T2">a</text:span><text:span text:style-name="T2"> </text:span><text:span text:style-name="T2">v</text:span><text:span text:style-name="T2">e</text:span><text:span text:style-name="T2">n</text:span><text:span text:style-name="T2">t</text:span><text:span text:style-name="T2">a</text:span><text:span text:style-name="T2">j</text:span><text:span text:style-name="T2">a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n</text:span><text:span text:style-name="T2">o</text:span><text:span text:style-name="T2">c</text:span><text:span text:style-name="T2">e</text:span><text:span text:style-name="T2">r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s</text:span><text:span text:style-name="T2"> </text:span><text:span text:style-name="T2">s</text:span><text:span text:style-name="T2">o</text:span><text:span text:style-name="T2">l</text:span><text:span text:style-name="T2">u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 </text:span><text:span text:style-name="T2">a</text:span></text:p>
          </draw:text-box>
        </draw:frame>
        <draw:frame draw:style-name="gr3" draw:text-style-name="P4" draw:layer="layout" svg:width="0.476cm" svg:height="0.475cm" svg:x="10.786cm" svg:y="9.547cm">
          <draw:text-box>
            <text:p text:style-name="P2"><text:span text:style-name="T2">u</text:span><text:span text:style-name="T2">n</text:span></text:p>
          </draw:text-box>
        </draw:frame>
        <draw:frame draw:style-name="gr3" draw:text-style-name="P4" draw:layer="layout" svg:width="1.772cm" svg:height="0.475cm" svg:x="11.64cm" svg:y="9.547cm">
          <draw:text-box>
            <text:p text:style-name="P2"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/text:p>
          </draw:text-box>
        </draw:frame>
        <draw:frame draw:style-name="gr3" draw:text-style-name="P4" draw:layer="layout" svg:width="0.451cm" svg:height="0.475cm" svg:x="13.789cm" svg:y="9.547cm">
          <draw:text-box>
            <text:p text:style-name="P2"><text:span text:style-name="T2">e</text:span><text:span text:style-name="T2">s</text:span></text:p>
          </draw:text-box>
        </draw:frame>
        <draw:frame draw:style-name="gr3" draw:text-style-name="P4" draw:layer="layout" svg:width="0.713cm" svg:height="0.475cm" svg:x="14.619cm" svg:y="9.547cm">
          <draw:text-box>
            <text:p text:style-name="P2"><text:span text:style-name="T2">que</text:span></text:p>
          </draw:text-box>
        </draw:frame>
        <draw:frame draw:style-name="gr3" draw:text-style-name="P4" draw:layer="layout" svg:width="0.544cm" svg:height="0.475cm" svg:x="15.708cm" svg:y="9.547cm">
          <draw:text-box>
            <text:p text:style-name="P2"><text:span text:style-name="T2">las</text:span></text:p>
          </draw:text-box>
        </draw:frame>
        <draw:frame draw:style-name="gr3" draw:text-style-name="P4" draw:layer="layout" svg:width="1.869cm" svg:height="0.475cm" svg:x="16.605cm" svg:y="9.547cm">
          <draw:text-box>
            <text:p text:style-name="P2"><text:span text:style-name="T2">d</text:span><text:span text:style-name="T2">i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e</text:span><text:span text:style-name="T2">s</text:span></text:p>
          </draw:text-box>
        </draw:frame>
        <draw:frame draw:style-name="gr3" draw:text-style-name="P4" draw:layer="layout" svg:width="0.423cm" svg:height="0.475cm" svg:x="10.404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258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406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236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325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249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6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615cm" svg:height="0.475cm" svg:x="2.542cm" svg:y="10.129cm">
          <draw:text-box>
            <text:p text:style-name="P2"><text:span text:style-name="T2">s</text:span><text:span text:style-name="T2">o</text:span><text:span text:style-name="T2">l</text:span><text:span text:style-name="T2">u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 </text:span><text:span text:style-name="T2">p</text:span><text:span text:style-name="T2">u</text:span><text:span text:style-name="T2">e</text:span><text:span text:style-name="T2">d</text:span><text:span text:style-name="T2">e</text:span><text:span text:style-name="T2">n</text:span><text:span text:style-name="T2"> </text:span><text:span text:style-name="T2">s</text:span><text:span text:style-name="T2">e</text:span><text:span text:style-name="T2">r</text:span><text:span text:style-name="T2"> </text:span><text:span text:style-name="T2">m</text:span><text:span text:style-name="T2">á</text:span><text:span text:style-name="T2">s</text:span><text:span text:style-name="T2"> </text:span><text:span text:style-name="T2">e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 </text:span><text:span text:style-name="T2">e</text:span><text:span text:style-name="T2">s</text:span><text:span text:style-name="T2">p</text:span><text:span text:style-name="T2">e</text:span><text:span text:style-name="T2">c</text:span><text:span text:style-name="T2">í</text:span><text:span text:style-name="T2">f</text:span><text:span text:style-name="T2">i</text:span><text:span text:style-name="T2">c</text:span><text:span text:style-name="T2">a</text:span><text:span text:style-name="T2">s</text:span><text:span text:style-name="T2"> </text:span><text:span text:style-name="T2">d</text:span><text:span text:style-name="T2">e</text:span><text:span text:style-name="T2">l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o</text:span><text:span text:style-name="T2"> </text:span></text:p>
          </draw:text-box>
        </draw:frame>
        <draw:frame draw:style-name="gr3" draw:text-style-name="P4" draw:layer="layout" svg:width="2.838cm" svg:height="0.475cm" svg:x="2.542cm" svg:y="10.712cm">
          <draw:text-box>
            <text:p text:style-name="P2"><text:span text:style-name="T2">para diferentes</text:span></text:p>
          </draw:text-box>
        </draw:frame>
        <draw:frame draw:style-name="gr3" draw:text-style-name="P4" draw:layer="layout" svg:width="1.657cm" svg:height="0.475cm" svg:x="5.857cm" svg:y="10.712cm">
          <draw:text-box>
            <text:p text:style-name="P2"><text:span text:style-name="T2">e</text:span><text:span text:style-name="T2">n</text:span><text:span text:style-name="T2">t</text:span><text:span text:style-name="T2">r</text:span><text:span text:style-name="T2">a</text:span><text:span text:style-name="T2">d</text:span><text:span text:style-name="T2">a</text:span><text:span text:style-name="T2">s</text:span></text:p>
          </draw:text-box>
        </draw:frame>
        <draw:frame draw:style-name="gr3" draw:text-style-name="P4" draw:layer="layout" svg:width="0.569cm" svg:height="0.475cm" svg:x="7.808cm" svg:y="10.712cm">
          <draw:text-box>
            <text:p text:style-name="P2"><text:span text:style-name="T2">d</text:span><text:span text:style-name="T2">e</text:span><text:span text:style-name="T2">l</text:span></text:p>
          </draw:text-box>
        </draw:frame>
        <draw:frame draw:style-name="gr3" draw:text-style-name="P4" draw:layer="layout" svg:width="3.253cm" svg:height="0.475cm" svg:x="8.677cm" svg:y="10.712cm">
          <draw:text-box>
            <text:p text:style-name="P2"><text:span text:style-name="T2">m</text:span><text:span text:style-name="T2">i</text:span><text:span text:style-name="T2">s</text:span><text:span text:style-name="T2">m</text:span><text:span text:style-name="T2">o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.</text:span></text:p>
          </draw:text-box>
        </draw:frame>
        <draw:frame draw:style-name="gr3" draw:text-style-name="P4" draw:layer="layout" svg:width="0.662cm" svg:height="0.475cm" svg:x="12.414cm" svg:y="10.712cm">
          <draw:text-box>
            <text:p text:style-name="P2"><text:span text:style-name="T2">P</text:span><text:span text:style-name="T2">o</text:span><text:span text:style-name="T2">r</text:span></text:p>
          </draw:text-box>
        </draw:frame>
        <draw:frame draw:style-name="gr3" draw:text-style-name="P4" draw:layer="layout" svg:width="1.606cm" svg:height="0.475cm" svg:x="13.35cm" svg:y="10.712cm">
          <draw:text-box>
            <text:p text:style-name="P2"><text:span text:style-name="T2">e</text:span><text:span text:style-name="T2">j</text:span><text:span text:style-name="T2">e</text:span><text:span text:style-name="T2">m</text:span><text:span text:style-name="T2">p</text:span><text:span text:style-name="T2">l</text:span><text:span text:style-name="T2">o</text:span><text:span text:style-name="T2">,</text:span></text:p>
          </draw:text-box>
        </draw:frame>
        <draw:frame draw:style-name="gr3" draw:text-style-name="P4" draw:layer="layout" svg:width="2.931cm" svg:height="0.475cm" svg:x="15.227cm" svg:y="10.712cm">
          <draw:text-box>
            <text:p text:style-name="P2"><text:span text:style-name="T2">u</text:span><text:span text:style-name="T2">n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m</text:span><text:span text:style-name="T2">o</text:span><text:span text:style-name="T2"> </text:span><text:span text:style-name="T2">d</text:span><text:span text:style-name="T2">e</text:span></text:p>
          </draw:text-box>
        </draw:frame>
        <draw:frame draw:style-name="gr3" draw:text-style-name="P4" draw:layer="layout" svg:width="0.423cm" svg:height="0.475cm" svg:x="3.39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5.553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505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8.374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924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111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073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951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698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718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5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566cm" svg:height="0.475cm" svg:x="2.542cm" svg:y="11.294cm">
          <draw:text-box>
            <text:p text:style-name="P2"><text:span text:style-name="T2">ordenación puede ser el</text:span></text:p>
          </draw:text-box>
        </draw:frame>
        <draw:frame draw:style-name="gr3" draw:text-style-name="P4" draw:layer="layout" svg:width="10.873cm" svg:height="0.475cm" svg:x="7.417cm" svg:y="11.294cm">
          <draw:text-box>
            <text:p text:style-name="P2"><text:span text:style-name="T2">m</text:span><text:span text:style-name="T2">e</text:span><text:span text:style-name="T2">j</text:span><text:span text:style-name="T2">o</text:span><text:span text:style-name="T2">r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o</text:span><text:span text:style-name="T2">r</text:span><text:span text:style-name="T2">d</text:span><text:span text:style-name="T2">e</text:span><text:span text:style-name="T2">n</text:span><text:span text:style-name="T2">a</text:span><text:span text:style-name="T2">r</text:span><text:span text:style-name="T2"> </text:span><text:span text:style-name="T2">c</text:span><text:span text:style-name="T2">o</text:span><text:span text:style-name="T2">n</text:span><text:span text:style-name="T2">j</text:span><text:span text:style-name="T2">u</text:span><text:span text:style-name="T2">n</text:span><text:span text:style-name="T2">t</text:span><text:span text:style-name="T2">o</text:span><text:span text:style-name="T2">s</text:span><text:span text:style-name="T2"> </text:span><text:span text:style-name="T2">p</text:span><text:span text:style-name="T2">e</text:span><text:span text:style-name="T2">q</text:span><text:span text:style-name="T2">u</text:span><text:span text:style-name="T2">e</text:span><text:span text:style-name="T2">ñ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s</text:span><text:span text:style-name="T2">, </text:span><text:span text:style-name="T2">o</text:span><text:span text:style-name="T2">t</text:span><text:span text:style-name="T2">r</text:span><text:span text:style-name="T2">o</text:span></text:p>
          </draw:text-box>
        </draw:frame>
        <draw:frame draw:style-name="gr3" draw:text-style-name="P4" draw:layer="layout" svg:width="0.423cm" svg:height="0.475cm" svg:x="4.639cm" svg:y="11.2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5.987cm" svg:y="11.2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6.746cm" svg:y="11.2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247cm" svg:y="11.2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8.476cm" svg:y="11.2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495cm" svg:y="11.2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099cm" svg:y="11.2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057cm" svg:y="11.2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062cm" svg:y="11.2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677cm" svg:y="11.2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588cm" svg:y="11.2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1cm" svg:y="11.2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343cm" svg:height="0.475cm" svg:x="2.542cm" svg:y="11.877cm">
          <draw:text-box>
            <text:p text:style-name="P2"><text:span text:style-name="T2">p</text:span><text:span text:style-name="T2">u</text:span><text:span text:style-name="T2">e</text:span><text:span text:style-name="T2">d</text:span><text:span text:style-name="T2">e</text:span><text:span text:style-name="T2"> </text:span><text:span text:style-name="T2">s</text:span><text:span text:style-name="T2">e</text:span><text:span text:style-name="T2">r</text:span><text:span text:style-name="T2"> </text:span><text:span text:style-name="T2">e</text:span><text:span text:style-name="T2">l</text:span></text:p>
          </draw:text-box>
        </draw:frame>
        <draw:frame draw:style-name="gr3" draw:text-style-name="P4" draw:layer="layout" svg:width="13.235cm" svg:height="0.475cm" svg:x="5.02cm" svg:y="11.877cm">
          <draw:text-box>
            <text:p text:style-name="P2"><text:span text:style-name="T2">mejor para </text:span><text:span text:style-name="T2">ordenar </text:span><text:span text:style-name="T2">conjuntos </text:span><text:span text:style-name="T2">grandes de </text:span><text:span text:style-name="T2">números y un </text:span><text:span text:style-name="T2">tercero puede</text:span></text:p>
          </draw:text-box>
        </draw:frame>
        <draw:frame draw:style-name="gr3" draw:text-style-name="P4" draw:layer="layout" svg:width="0.423cm" svg:height="0.475cm" svg:x="4.402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4.875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6.079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071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8.675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633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308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923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716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072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687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149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1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3.113cm" svg:height="0.475cm" svg:x="2.542cm" svg:y="12.46cm">
          <draw:text-box>
            <text:p text:style-name="P2"><text:span text:style-name="T2">s</text:span><text:span text:style-name="T2">e</text:span><text:span text:style-name="T2">r</text:span><text:span text:style-name="T2"> </text:span><text:span text:style-name="T2">e</text:span><text:span text:style-name="T2">l </text:span><text:span text:style-name="T2">m</text:span><text:span text:style-name="T2">e</text:span><text:span text:style-name="T2">j</text:span><text:span text:style-name="T2">o</text:span><text:span text:style-name="T2">r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o</text:span><text:span text:style-name="T2">r</text:span><text:span text:style-name="T2">d</text:span><text:span text:style-name="T2">e</text:span><text:span text:style-name="T2">n</text:span><text:span text:style-name="T2">a</text:span><text:span text:style-name="T2">r</text:span><text:span text:style-name="T2"> </text:span><text:span text:style-name="T2">c</text:span><text:span text:style-name="T2">a</text:span><text:span text:style-name="T2">d</text:span><text:span text:style-name="T2">e</text:span><text:span text:style-name="T2">n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l</text:span><text:span text:style-name="T2">o</text:span><text:span text:style-name="T2">n</text:span><text:span text:style-name="T2">g</text:span><text:span text:style-name="T2">i</text:span><text:span text:style-name="T2">t</text:span><text:span text:style-name="T2">u</text:span><text:span text:style-name="T2">d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.</text:span></text:p>
          </draw:text-box>
        </draw:frame>
        <draw:frame draw:style-name="gr3" draw:text-style-name="P4" draw:layer="layout" svg:width="1.23cm" svg:height="0.475cm" svg:x="16.177cm" svg:y="12.46cm">
          <draw:text-box>
            <text:p text:style-name="P2"><text:span text:style-name="T2">D</text:span><text:span text:style-name="T2">e</text:span><text:span text:style-name="T2">s</text:span><text:span text:style-name="T2">d</text:span><text:span text:style-name="T2">e</text:span></text:p>
          </draw:text-box>
        </draw:frame>
        <draw:frame draw:style-name="gr3" draw:text-style-name="P4" draw:layer="layout" svg:width="0.476cm" svg:height="0.475cm" svg:x="17.996cm" svg:y="12.46cm">
          <draw:text-box>
            <text:p text:style-name="P2"><text:span text:style-name="T2">u</text:span><text:span text:style-name="T2">n</text:span></text:p>
          </draw:text-box>
        </draw:frame>
        <draw:frame draw:style-name="gr3" draw:text-style-name="P4" draw:layer="layout" svg:width="0.423cm" svg:height="0.475cm" svg:x="15.583cm" svg:y="12.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402cm" svg:y="12.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7cm" svg:y="12.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9.421cm" svg:height="0.475cm" svg:x="2.542cm" svg:y="13.042cm">
          <draw:text-box>
            <text:p text:style-name="P2"><text:span text:style-name="T2">punto de vista más formal y </text:span><text:span text:style-name="T2">riguroso, un algoritmo</text:span></text:p>
          </draw:text-box>
        </draw:frame>
        <draw:frame draw:style-name="gr3" draw:text-style-name="P4" draw:layer="layout" svg:width="0.451cm" svg:height="0.475cm" svg:x="12.24cm" svg:y="13.042cm">
          <draw:text-box>
            <text:p text:style-name="P2"><text:span text:style-name="T2">e</text:span><text:span text:style-name="T2">s</text:span></text:p>
          </draw:text-box>
        </draw:frame>
        <draw:frame draw:style-name="gr3" draw:text-style-name="P4" draw:layer="layout" svg:width="0.616cm" svg:height="0.475cm" svg:x="13.017cm" svg:y="13.042cm">
          <draw:text-box>
            <text:p text:style-name="P2"><text:span text:style-name="T2">“</text:span><text:span text:style-name="T2">un</text:span></text:p>
          </draw:text-box>
        </draw:frame>
        <draw:frame draw:style-name="gr3" draw:text-style-name="P4" draw:layer="layout" svg:width="1.611cm" svg:height="0.475cm" svg:x="13.959cm" svg:y="13.042cm">
          <draw:text-box>
            <text:p text:style-name="P2"><text:span text:style-name="T2">c</text:span><text:span text:style-name="T2">o</text:span><text:span text:style-name="T2">n</text:span><text:span text:style-name="T2">j</text:span><text:span text:style-name="T2">u</text:span><text:span text:style-name="T2">n</text:span><text:span text:style-name="T2">t</text:span><text:span text:style-name="T2">o</text:span></text:p>
          </draw:text-box>
        </draw:frame>
        <draw:frame draw:style-name="gr3" draw:text-style-name="P4" draw:layer="layout" svg:width="1.801cm" svg:height="0.475cm" svg:x="15.89cm" svg:y="13.042cm">
          <draw:text-box>
            <text:p text:style-name="P2"><text:span text:style-name="T2">o</text:span><text:span text:style-name="T2">r</text:span><text:span text:style-name="T2">d</text:span><text:span text:style-name="T2">e</text:span><text:span text:style-name="T2">n</text:span><text:span text:style-name="T2">a</text:span><text:span text:style-name="T2">d</text:span><text:span text:style-name="T2">o</text:span></text:p>
          </draw:text-box>
        </draw:frame>
        <draw:frame draw:style-name="gr3" draw:text-style-name="P4" draw:layer="layout" svg:width="0.476cm" svg:height="0.475cm" svg:x="18.01cm" svg:y="13.042cm">
          <draw:text-box>
            <text:p text:style-name="P2"><text:span text:style-name="T2">d</text:span><text:span text:style-name="T2">e</text:span></text:p>
          </draw:text-box>
        </draw:frame>
        <draw:frame draw:style-name="gr3" draw:text-style-name="P4" draw:layer="layout" svg:width="0.423cm" svg:height="0.475cm" svg:x="11.911cm" svg:y="13.04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688cm" svg:y="13.04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63cm" svg:y="13.04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561cm" svg:y="13.04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681cm" svg:y="13.04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81cm" svg:y="13.04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9.497cm" svg:height="0.475cm" svg:x="2.542cm" svg:y="13.625cm">
          <draw:text-box>
            <text:p text:style-name="P2"><text:span text:style-name="T2">pasos o instrucciones ejecutables y no ambiguas”.</text:span></text:p>
          </draw:text-box>
        </draw:frame>
        <draw:frame draw:style-name="gr3" draw:text-style-name="P4" draw:layer="layout" svg:width="5.84cm" svg:height="0.475cm" svg:x="12.497cm" svg:y="13.625cm">
          <draw:text-box>
            <text:p text:style-name="P2"><text:span text:style-name="T2">O</text:span><text:span text:style-name="T2">b</text:span><text:span text:style-name="T2">s</text:span><text:span text:style-name="T2">é</text:span><text:span text:style-name="T2">r</text:span><text:span text:style-name="T2">v</text:span><text:span text:style-name="T2">e</text:span><text:span text:style-name="T2">s</text:span><text:span text:style-name="T2">e</text:span><text:span text:style-name="T2"> </text:span><text:span text:style-name="T2">e</text:span><text:span text:style-name="T2">n</text:span><text:span text:style-name="T2"> </text:span><text:span text:style-name="T2">l</text:span><text:span text:style-name="T2">a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i</text:span><text:span text:style-name="T2">c</text:span><text:span text:style-name="T2">i</text:span><text:span text:style-name="T2">ó</text:span><text:span text:style-name="T2">n</text:span><text:span text:style-name="T2"> </text:span><text:span text:style-name="T2">q</text:span><text:span text:style-name="T2">u</text:span><text:span text:style-name="T2">e</text:span></text:p>
          </draw:text-box>
        </draw:frame>
        <draw:frame draw:style-name="gr3" draw:text-style-name="P4" draw:layer="layout" svg:width="0.423cm" svg:height="0.475cm" svg:x="3.673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4.079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6.722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036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418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06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326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545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187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687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622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2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544cm" svg:height="0.475cm" svg:x="2.542cm" svg:y="14.207cm">
          <draw:text-box>
            <text:p text:style-name="P2"><text:span text:style-name="T2">las</text:span></text:p>
          </draw:text-box>
        </draw:frame>
        <draw:frame draw:style-name="gr3" draw:text-style-name="P4" draw:layer="layout" svg:width="1.28cm" svg:height="0.475cm" svg:x="3.387cm" svg:y="14.207cm">
          <draw:text-box>
            <text:p text:style-name="P2"><text:span text:style-name="T2">etapas</text:span></text:p>
          </draw:text-box>
        </draw:frame>
        <draw:frame draw:style-name="gr3" draw:text-style-name="P4" draw:layer="layout" svg:width="1.492cm" svg:height="0.475cm" svg:x="4.962cm" svg:y="14.207cm">
          <draw:text-box>
            <text:p text:style-name="P2"><text:span text:style-name="T2">o pasos</text:span></text:p>
          </draw:text-box>
        </draw:frame>
        <draw:frame draw:style-name="gr3" draw:text-style-name="P4" draw:layer="layout" svg:width="2.296cm" svg:height="0.475cm" svg:x="6.934cm" svg:y="14.207cm">
          <draw:text-box>
            <text:p text:style-name="P2"><text:span text:style-name="T2">que sigue el</text:span></text:p>
          </draw:text-box>
        </draw:frame>
        <draw:frame draw:style-name="gr3" draw:text-style-name="P4" draw:layer="layout" svg:width="4.138cm" svg:height="0.475cm" svg:x="9.812cm" svg:y="14.207cm">
          <draw:text-box>
            <text:p text:style-name="P2"><text:span text:style-name="T2">algoritmo deben tener</text:span></text:p>
          </draw:text-box>
        </draw:frame>
        <draw:frame draw:style-name="gr3" draw:text-style-name="P4" draw:layer="layout" svg:width="3.643cm" svg:height="0.475cm" svg:x="14.528cm" svg:y="14.207cm">
          <draw:text-box>
            <text:p text:style-name="P2"><text:span text:style-name="T2">una estructura bien</text:span></text:p>
          </draw:text-box>
        </draw:frame>
        <draw:frame draw:style-name="gr3" draw:text-style-name="P4" draw:layer="layout" svg:width="0.423cm" svg:height="0.475cm" svg:x="3.084cm" svg:y="14.2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4.659cm" svg:y="14.2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5.197cm" svg:y="14.2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6.63cm" svg:y="14.2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64cm" svg:y="14.2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8.93cm" svg:y="14.2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536cm" svg:y="14.2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555cm" svg:y="14.2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009cm" svg:y="14.2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252cm" svg:y="14.2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235cm" svg:y="14.2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395cm" svg:y="14.2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2cm" svg:y="14.2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2.274cm" svg:height="0.475cm" svg:x="2.542cm" svg:y="14.79cm">
          <draw:text-box>
            <text:p text:style-name="P2"><text:span text:style-name="T2">establecida en términos del orden en que se ejecutan las etapas.</text:span></text:p>
          </draw:text-box>
        </draw:frame>
        <draw:frame draw:style-name="gr3" draw:text-style-name="P4" draw:layer="layout" svg:width="3.097cm" svg:height="0.475cm" svg:x="15.142cm" svg:y="14.79cm">
          <draw:text-box>
            <text:p text:style-name="P2"><text:span text:style-name="T2">Esto no significa</text:span></text:p>
          </draw:text-box>
        </draw:frame>
        <draw:frame draw:style-name="gr3" draw:text-style-name="P4" draw:layer="layout" svg:width="0.423cm" svg:height="0.475cm" svg:x="13.252cm" svg:y="14.7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892cm" svg:y="14.7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99cm" svg:y="14.7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711cm" svg:y="14.7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5cm" svg:y="14.7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4.429cm" svg:height="0.475cm" svg:x="2.542cm" svg:y="15.372cm">
          <draw:text-box>
            <text:p text:style-name="P2"><text:span text:style-name="T2">que las etapas se deban ejecutar en secuencia: una primera etapa, después</text:span></text:p>
          </draw:text-box>
        </draw:frame>
        <draw:frame draw:style-name="gr3" draw:text-style-name="P4" draw:layer="layout" svg:width="0.713cm" svg:height="0.475cm" svg:x="17.767cm" svg:y="15.372cm">
          <draw:text-box>
            <text:p text:style-name="P2"><text:span text:style-name="T2">una</text:span></text:p>
          </draw:text-box>
        </draw:frame>
        <draw:frame draw:style-name="gr3" draw:text-style-name="P4" draw:layer="layout" svg:width="0.423cm" svg:height="0.475cm" svg:x="16.854cm" svg:y="15.37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3cm" svg:y="15.37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755cm" svg:height="0.475cm" svg:x="2.542cm" svg:y="15.955cm">
          <draw:text-box>
            <text:p text:style-name="P2"><text:span text:style-name="T2">segunda,</text:span></text:p>
          </draw:text-box>
        </draw:frame>
        <draw:frame draw:style-name="gr3" draw:text-style-name="P4" draw:layer="layout" svg:width="0.688cm" svg:height="0.475cm" svg:x="4.615cm" svg:y="15.955cm">
          <draw:text-box>
            <text:p text:style-name="P2"><text:span text:style-name="T2">etc.</text:span></text:p>
          </draw:text-box>
        </draw:frame>
        <draw:frame draw:style-name="gr3" draw:text-style-name="P4" draw:layer="layout" svg:width="1.539cm" svg:height="0.475cm" svg:x="5.627cm" svg:y="15.955cm">
          <draw:text-box>
            <text:p text:style-name="P2"><text:span text:style-name="T2">Algunos</text:span></text:p>
          </draw:text-box>
        </draw:frame>
        <draw:frame draw:style-name="gr3" draw:text-style-name="P4" draw:layer="layout" svg:width="2.076cm" svg:height="0.475cm" svg:x="7.488cm" svg:y="15.955cm">
          <draw:text-box>
            <text:p text:style-name="P2"><text:span text:style-name="T2">algoritmos,</text:span></text:p>
          </draw:text-box>
        </draw:frame>
        <draw:frame draw:style-name="gr3" draw:text-style-name="P4" draw:layer="layout" svg:width="1.915cm" svg:height="0.475cm" svg:x="9.889cm" svg:y="15.955cm">
          <draw:text-box>
            <text:p text:style-name="P2"><text:span text:style-name="T2">conocidos</text:span></text:p>
          </draw:text-box>
        </draw:frame>
        <draw:frame draw:style-name="gr3" draw:text-style-name="P4" draw:layer="layout" svg:width="3.114cm" svg:height="0.475cm" svg:x="12.126cm" svg:y="15.955cm">
          <draw:text-box>
            <text:p text:style-name="P2"><text:span text:style-name="T2">como algoritmos</text:span></text:p>
          </draw:text-box>
        </draw:frame>
        <draw:frame draw:style-name="gr3" draw:text-style-name="P4" draw:layer="layout" svg:width="1.844cm" svg:height="0.475cm" svg:x="15.722cm" svg:y="15.955cm">
          <draw:text-box>
            <text:p text:style-name="P2"><text:span text:style-name="T2">paralelos,</text:span></text:p>
          </draw:text-box>
        </draw:frame>
        <draw:frame draw:style-name="gr3" draw:text-style-name="P4" draw:layer="layout" svg:width="0.616cm" svg:height="0.475cm" svg:x="17.862cm" svg:y="15.955cm">
          <draw:text-box>
            <text:p text:style-name="P2"><text:span text:style-name="T2">por</text:span></text:p>
          </draw:text-box>
        </draw:frame>
        <draw:frame draw:style-name="gr3" draw:text-style-name="P4" draw:layer="layout" svg:width="0.423cm" svg:height="0.475cm" svg:x="4.285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5.298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158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559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797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162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42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56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5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445cm" svg:height="0.475cm" svg:x="2.542cm" svg:y="16.538cm">
          <draw:text-box>
            <text:p text:style-name="P2"><text:span text:style-name="T2">ejemplo, contienen más de una secuencia de etapas, cada una diseñada para ser</text:span></text:p>
          </draw:text-box>
        </draw:frame>
        <draw:frame draw:style-name="gr3" draw:text-style-name="P4" draw:layer="layout" svg:width="0.423cm" svg:height="0.475cm" svg:x="13.629cm" svg:y="16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586cm" svg:y="16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556cm" svg:y="16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654cm" svg:y="16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6cm" svg:y="16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58cm" svg:height="0.475cm" svg:x="2.542cm" svg:y="17.12cm">
          <draw:text-box>
            <text:p text:style-name="P2"><text:span text:style-name="T2">ejecutada por</text:span></text:p>
          </draw:text-box>
        </draw:frame>
        <draw:frame draw:style-name="gr3" draw:text-style-name="P4" draw:layer="layout" svg:width="10.988cm" svg:height="0.475cm" svg:x="5.386cm" svg:y="17.12cm">
          <draw:text-box>
            <text:p text:style-name="P2"><text:span text:style-name="T2">procesadores diferentes en una máquina multiprocesador.</text:span></text:p>
          </draw:text-box>
        </draw:frame>
        <draw:frame draw:style-name="gr3" draw:text-style-name="P4" draw:layer="layout" svg:width="1.539cm" svg:height="0.475cm" svg:x="16.878cm" svg:y="17.12cm">
          <draw:text-box>
            <text:p text:style-name="P2"><text:span text:style-name="T2">En tales</text:span></text:p>
          </draw:text-box>
        </draw:frame>
        <draw:frame draw:style-name="gr3" draw:text-style-name="P4" draw:layer="layout" svg:width="0.423cm" svg:height="0.475cm" svg:x="4.38cm" svg:y="17.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5.189cm" svg:y="17.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953cm" svg:y="17.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01cm" svg:y="17.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679cm" svg:y="17.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583cm" svg:y="17.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405cm" svg:y="17.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707cm" svg:y="17.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396cm" svg:y="17.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1cm" svg:y="17.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2.266cm" svg:height="0.475cm" svg:x="2.542cm" svg:y="17.703cm">
          <draw:text-box>
            <text:p text:style-name="P2"><text:span text:style-name="T2">casos, los algoritmos globales no poseen un único hilo conductor</text:span></text:p>
          </draw:text-box>
        </draw:frame>
        <draw:frame draw:style-name="gr3" draw:text-style-name="P4" draw:layer="layout" svg:width="2.703cm" svg:height="0.475cm" svg:x="15.632cm" svg:y="17.703cm">
          <draw:text-box>
            <text:p text:style-name="P2"><text:span text:style-name="T2">de etapas que</text:span></text:p>
          </draw:text-box>
        </draw:frame>
        <draw:frame draw:style-name="gr3" draw:text-style-name="P4" draw:layer="layout" svg:width="0.423cm" svg:height="0.475cm" svg:x="4.355cm" svg:y="17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6.532cm" svg:y="17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8.334cm" svg:y="17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029cm" svg:y="17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642cm" svg:y="17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311cm" svg:y="17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52cm" svg:y="17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377cm" svg:y="17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434cm" svg:y="17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103cm" svg:y="17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572cm" svg:y="17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6cm" svg:y="17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009cm" svg:height="0.475cm" svg:x="2.542cm" svg:y="18.285cm">
          <draw:text-box>
            <text:p text:style-name="P2"><text:span text:style-name="T2">conforman</text:span></text:p>
          </draw:text-box>
        </draw:frame>
        <draw:frame draw:style-name="gr3" draw:text-style-name="P4" draw:layer="layout" svg:width="0.423cm" svg:height="0.475cm" svg:x="4.991cm" svg:y="18.285cm">
          <draw:text-box>
            <text:p text:style-name="P2"><text:span text:style-name="T2">el</text:span></text:p>
          </draw:text-box>
        </draw:frame>
        <draw:frame draw:style-name="gr3" draw:text-style-name="P4" draw:layer="layout" svg:width="5.294cm" svg:height="0.475cm" svg:x="5.544cm" svg:y="18.285cm">
          <draw:text-box>
            <text:p text:style-name="P2"><text:span text:style-name="T2">escenario de primera etapa,</text:span></text:p>
          </draw:text-box>
        </draw:frame>
        <draw:frame draw:style-name="gr3" draw:text-style-name="P4" draw:layer="layout" svg:width="2.94cm" svg:height="0.475cm" svg:x="11.361cm" svg:y="18.285cm">
          <draw:text-box>
            <text:p text:style-name="P2"><text:span text:style-name="T2">segunda etapa,</text:span></text:p>
          </draw:text-box>
        </draw:frame>
        <draw:frame draw:style-name="gr3" draw:text-style-name="P4" draw:layer="layout" svg:width="0.688cm" svg:height="0.475cm" svg:x="14.611cm" svg:y="18.285cm">
          <draw:text-box>
            <text:p text:style-name="P2"><text:span text:style-name="T2">etc.</text:span></text:p>
          </draw:text-box>
        </draw:frame>
        <draw:frame draw:style-name="gr3" draw:text-style-name="P4" draw:layer="layout" svg:width="2.271cm" svg:height="0.475cm" svg:x="15.517cm" svg:y="18.285cm">
          <draw:text-box>
            <text:p text:style-name="P2"><text:span text:style-name="T2">En su lugar,</text:span></text:p>
          </draw:text-box>
        </draw:frame>
        <draw:frame draw:style-name="gr3" draw:text-style-name="P4" draw:layer="layout" svg:width="0.423cm" svg:height="0.475cm" svg:x="18.134cm" svg:y="18.285cm">
          <draw:text-box>
            <text:p text:style-name="P2"><text:span text:style-name="T2">la</text:span></text:p>
          </draw:text-box>
        </draw:frame>
        <draw:frame draw:style-name="gr3" draw:text-style-name="P4" draw:layer="layout" svg:width="0.423cm" svg:height="0.475cm" svg:x="4.544cm" svg:y="18.2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5.321cm" svg:y="18.2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381cm" svg:y="18.2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8.076cm" svg:y="18.2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736cm" svg:y="18.2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137cm" svg:y="18.2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986cm" svg:y="18.2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388cm" svg:y="18.2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294cm" svg:y="18.2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036cm" svg:y="18.2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68cm" svg:y="18.2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937cm" svg:y="18.2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4cm" svg:y="18.2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1.263cm" svg:height="0.475cm" svg:x="2.542cm" svg:y="18.868cm">
          <draw:text-box>
            <text:p text:style-name="P2"><text:span text:style-name="T2">estructura del algoritmo es el de múltiples hilos conductores</text:span></text:p>
          </draw:text-box>
        </draw:frame>
        <draw:frame draw:style-name="gr3" draw:text-style-name="P4" draw:layer="layout" svg:width="3.241cm" svg:height="0.475cm" svg:x="14.051cm" svg:y="18.868cm">
          <draw:text-box>
            <text:p text:style-name="P2"><text:span text:style-name="T2">que se bifurcan y</text:span></text:p>
          </draw:text-box>
        </draw:frame>
        <draw:frame draw:style-name="gr3" draw:text-style-name="P4" draw:layer="layout" svg:width="0.451cm" svg:height="0.475cm" svg:x="18.03cm" svg:y="18.868cm">
          <draw:text-box>
            <text:p text:style-name="P2"><text:span text:style-name="T2">se</text:span></text:p>
          </draw:text-box>
        </draw:frame>
        <draw:frame draw:style-name="gr3" draw:text-style-name="P4" draw:layer="layout" svg:width="0.423cm" svg:height="0.475cm" svg:x="13.748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758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481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265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753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7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814cm" svg:height="0.475cm" svg:x="2.542cm" svg:y="19.45cm">
          <draw:text-box>
            <text:p text:style-name="P2"><text:span text:style-name="T2">reconectan a medida que los diferentes procesadores ejecutan las diferentes partes</text:span></text:p>
          </draw:text-box>
        </draw:frame>
        <draw:frame draw:style-name="gr3" draw:text-style-name="P4" draw:layer="layout" svg:width="0.423cm" svg:height="0.475cm" svg:x="6.474cm" svg:y="19.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325cm" svg:y="19.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8.01cm" svg:y="19.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015cm" svg:y="19.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726cm" svg:y="19.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472cm" svg:y="19.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158cm" svg:y="19.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162cm" svg:y="19.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57cm" svg:y="19.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5.463cm" svg:height="0.475cm" svg:x="2.542cm" svg:y="20.033cm">
          <draw:text-box>
            <text:p text:style-name="P2"><text:span text:style-name="T2">de la tarea global. Durante el</text:span></text:p>
          </draw:text-box>
        </draw:frame>
        <draw:frame draw:style-name="gr3" draw:text-style-name="P4" draw:layer="layout" svg:width="10.17cm" svg:height="0.475cm" svg:x="8.1cm" svg:y="20.033cm">
          <draw:text-box>
            <text:p text:style-name="P2"><text:span text:style-name="T2">diseño de un algoritmo, los detalles de un lenguaje de</text:span></text:p>
          </draw:text-box>
        </draw:frame>
        <draw:frame draw:style-name="gr3" draw:text-style-name="P4" draw:layer="layout" svg:width="0.423cm" svg:height="0.475cm" svg:x="7.956cm" svg:y="20.03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348cm" svg:y="20.03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964cm" svg:y="20.03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579cm" svg:y="20.03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583cm" svg:y="20.03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269cm" svg:y="20.03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873cm" svg:y="20.03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489cm" svg:y="20.03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104cm" svg:y="20.03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85cm" svg:y="20.03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5cm" svg:y="20.03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454cm" svg:height="0.475cm" svg:x="2.542cm" svg:y="20.616cm">
          <draw:text-box>
            <text:p text:style-name="P2"><text:span text:style-name="T2">programación específico se pueden obviar frente a la simplicidad de una solución.</text:span></text:p>
          </draw:text-box>
        </draw:frame>
        <draw:frame draw:style-name="gr3" draw:text-style-name="P4" draw:layer="layout" svg:width="0.423cm" svg:height="0.475cm" svg:x="5.133cm" svg:y="20.6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211cm" svg:y="20.6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829cm" svg:y="20.6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413cm" svg:y="20.6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737cm" svg:y="20.6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991cm" svg:y="20.6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397cm" svg:y="20.6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898cm" svg:y="20.6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164cm" svg:y="20.6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806cm" svg:y="20.6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656cm" svg:y="20.6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3cm" svg:y="20.6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813cm" svg:height="0.475cm" svg:x="2.542cm" svg:y="21.198cm">
          <draw:text-box>
            <text:p text:style-name="P2"><text:span text:style-name="T2">Generalmente,</text:span></text:p>
          </draw:text-box>
        </draw:frame>
        <draw:frame draw:style-name="gr3" draw:text-style-name="P4" draw:layer="layout" svg:width="0.423cm" svg:height="0.475cm" svg:x="5.595cm" svg:y="21.198cm">
          <draw:text-box>
            <text:p text:style-name="P2"><text:span text:style-name="T2">el</text:span></text:p>
          </draw:text-box>
        </draw:frame>
        <draw:frame draw:style-name="gr3" draw:text-style-name="P4" draw:layer="layout" svg:width="5.51cm" svg:height="0.475cm" svg:x="6.174cm" svg:y="21.198cm">
          <draw:text-box>
            <text:p text:style-name="P2"><text:span text:style-name="T2">diseño se escribe en español</text:span></text:p>
          </draw:text-box>
        </draw:frame>
        <draw:frame draw:style-name="gr3" draw:text-style-name="P4" draw:layer="layout" svg:width="2.318cm" svg:height="0.475cm" svg:x="12.362cm" svg:y="21.198cm">
          <draw:text-box>
            <text:p text:style-name="P2"><text:span text:style-name="T2">(o en inglés,</text:span></text:p>
          </draw:text-box>
        </draw:frame>
        <draw:frame draw:style-name="gr3" draw:text-style-name="P4" draw:layer="layout" svg:width="3.05cm" svg:height="0.475cm" svg:x="15.105cm" svg:y="21.198cm">
          <draw:text-box>
            <text:p text:style-name="P2"><text:span text:style-name="T2">o en otro idioma</text:span></text:p>
          </draw:text-box>
        </draw:frame>
        <draw:frame draw:style-name="gr3" draw:text-style-name="P4" draw:layer="layout" svg:width="0.423cm" svg:height="0.475cm" svg:x="5.345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5.924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423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8.12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736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43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138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738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433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881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34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035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989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1.58cm" svg:height="0.475cm" svg:x="2.542cm" svg:y="21.781cm">
          <draw:text-box>
            <text:p text:style-name="P2"><text:span text:style-name="T2">hablado). También se utiliza un tipo de lenguaje mixtoentre el</text:span></text:p>
          </draw:text-box>
        </draw:frame>
        <draw:frame draw:style-name="gr3" draw:text-style-name="P4" draw:layer="layout" svg:width="1.492cm" svg:height="0.475cm" svg:x="14.294cm" svg:y="21.781cm">
          <draw:text-box>
            <text:p text:style-name="P2"><text:span text:style-name="T2">español</text:span></text:p>
          </draw:text-box>
        </draw:frame>
        <draw:frame draw:style-name="gr3" draw:text-style-name="P4" draw:layer="layout" svg:width="2.534cm" svg:height="0.475cm" svg:x="15.922cm" svg:y="21.781cm">
          <draw:text-box>
            <text:p text:style-name="P2"><text:span text:style-name="T2">y un lenguaje</text:span></text:p>
          </draw:text-box>
        </draw:frame>
        <draw:frame draw:style-name="gr3" draw:text-style-name="P4" draw:layer="layout" svg:width="0.423cm" svg:height="0.475cm" svg:x="13.676cm" svg:y="21.78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15cm" svg:y="21.78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778cm" svg:y="21.78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134cm" svg:y="21.78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749cm" svg:y="21.78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9cm" svg:y="21.78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339cm" svg:height="0.475cm" svg:x="2.542cm" svg:y="22.363cm">
          <draw:text-box>
            <text:p text:style-name="P2"><text:span text:style-name="T2">de programación universal que se conoce como pseudocódigo(o pseudocódigo). </text:span></text:p>
          </draw:text-box>
        </draw:frame>
        <draw:frame draw:style-name="gr3" draw:text-style-name="P4" draw:layer="layout" svg:width="0.423cm" svg:height="0.475cm" svg:x="2.542cm" svg:y="22.9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2.542cm" svg:y="23.52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2.542cm" svg:y="24.11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6.945cm" svg:height="0.475cm" svg:x="7.097cm" svg:y="24.694cm">
          <draw:text-box>
            <text:p text:style-name="P2"><text:span text:style-name="T2">Complejidad en Espacio y ejecución </text:span></text:p>
          </draw:text-box>
        </draw:frame>
        <draw:frame draw:style-name="gr3" draw:text-style-name="P4" draw:layer="layout" svg:width="15.928cm" svg:height="0.475cm" svg:x="2.542cm" svg:y="25.276cm">
          <draw:text-box>
            <text:p text:style-name="P2"><text:span text:style-name="T2">La medida del rendimiento de un programa se consigue mediante la complejidad de </text:span></text:p>
          </draw:text-box>
        </draw:frame>
        <draw:frame draw:style-name="gr3" draw:text-style-name="P4" draw:layer="layout" svg:width="16.046cm" svg:height="0.475cm" svg:x="2.542cm" svg:y="25.859cm">
          <draw:text-box>
            <text:p text:style-name="P2"><text:span text:style-name="T2">espacio y del tiempo de un programa. La complejidad del espacio de un programa es</text:span></text:p>
          </draw:text-box>
        </draw:frame>
        <draw:frame draw:style-name="gr3" draw:text-style-name="P4" draw:layer="layout" svg:width="0.423cm" svg:height="0.475cm" svg:x="9.557cm" svg:y="25.8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146cm" svg:y="25.8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524cm" svg:y="25.8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208cm" svg:y="25.8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785cm" svg:y="25.8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374cm" svg:y="25.8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963cm" svg:y="25.8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894cm" svg:y="25.8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59cm" svg:y="25.8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8.486cm" svg:height="0.475cm" svg:x="2.542cm" svg:y="26.441cm">
          <draw:text-box>
            <text:p text:style-name="P2"><text:span text:style-name="T2">la cantidad de memoria que se necesita para</text:span></text:p>
          </draw:text-box>
        </draw:frame>
        <draw:frame draw:style-name="gr3" draw:text-style-name="P4" draw:layer="layout" svg:width="1.844cm" svg:height="0.475cm" svg:x="11.558cm" svg:y="26.441cm">
          <draw:text-box>
            <text:p text:style-name="P2"><text:span text:style-name="T2">ejecutarlo</text:span></text:p>
          </draw:text-box>
        </draw:frame>
        <draw:frame draw:style-name="gr3" draw:text-style-name="P4" draw:layer="layout" svg:width="1.043cm" svg:height="0.475cm" svg:x="13.936cm" svg:y="26.441cm">
          <draw:text-box>
            <text:p text:style-name="P2"><text:span text:style-name="T2">hasta</text:span></text:p>
          </draw:text-box>
        </draw:frame>
        <draw:frame draw:style-name="gr3" draw:text-style-name="P4" draw:layer="layout" svg:width="0.423cm" svg:height="0.475cm" svg:x="15.487cm" svg:y="26.441cm">
          <draw:text-box>
            <text:p text:style-name="P2"><text:span text:style-name="T2">la</text:span></text:p>
          </draw:text-box>
        </draw:frame>
        <draw:frame draw:style-name="gr3" draw:text-style-name="P4" draw:layer="layout" svg:width="2.148cm" svg:height="0.475cm" svg:x="16.332cm" svg:y="26.441cm">
          <draw:text-box>
            <text:p text:style-name="P2"><text:span text:style-name="T2">compleción</text:span></text:p>
          </draw:text-box>
        </draw:frame>
        <draw:frame draw:style-name="gr3" draw:text-style-name="P4" draw:layer="layout" svg:width="0.423cm" svg:height="0.475cm" svg:x="11.016cm" svg:y="26.44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395cm" svg:y="26.44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972cm" svg:y="26.44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817cm" svg:y="26.44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5cm" svg:y="26.441cm">
          <draw:text-box>
            <text:p text:style-name="P2"><text:span text:style-name="T2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29.738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0.387cm" svg:height="0.433cm" svg:x="18.483cm" svg:y="1.2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3.083cm" svg:height="0.475cm" svg:x="2.542cm" svg:y="2.556cm">
          <draw:text-box>
            <text:p text:style-name="P2"><text:span text:style-name="T2">(terminación). El avance tecnológico proporciona hoy en día memoria</text:span></text:p>
          </draw:text-box>
        </draw:frame>
        <draw:frame draw:style-name="gr3" draw:text-style-name="P4" draw:layer="layout" svg:width="2.136cm" svg:height="0.475cm" svg:x="16.356cm" svg:y="2.556cm">
          <draw:text-box>
            <text:p text:style-name="P2"><text:span text:style-name="T2">abundante;</text:span></text:p>
          </draw:text-box>
        </draw:frame>
        <draw:frame draw:style-name="gr3" draw:text-style-name="P4" draw:layer="layout" svg:width="0.423cm" svg:height="0.475cm" svg:x="15.63cm" svg:y="2.55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7cm" svg:y="2.55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902cm" svg:height="0.475cm" svg:x="2.542cm" svg:y="3.138cm">
          <draw:text-box>
            <text:p text:style-name="P2"><text:span text:style-name="T2">por esa razón, el análisis de algoritmos se centra fundamentalmente en el tiempo de</text:span></text:p>
          </draw:text-box>
        </draw:frame>
        <draw:frame draw:style-name="gr3" draw:text-style-name="P4" draw:layer="layout" svg:width="0.423cm" svg:height="0.475cm" svg:x="17.795cm" svg:y="3.1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4cm" svg:y="3.1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293cm" svg:height="0.475cm" svg:x="2.542cm" svg:y="3.721cm">
          <draw:text-box>
            <text:p text:style-name="P2"><text:span text:style-name="T2">ejecución. Lacomplejidad del tiempo de un programa es la cantidad de tiempo de</text:span></text:p>
          </draw:text-box>
        </draw:frame>
        <draw:frame draw:style-name="gr3" draw:text-style-name="P4" draw:layer="layout" svg:width="0.423cm" svg:height="0.475cm" svg:x="13.158cm" svg:y="3.72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738cm" svg:y="3.72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59cm" svg:y="3.72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284cm" svg:y="3.72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779cm" svg:y="3.72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4cm" svg:y="3.72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3.921cm" svg:height="0.475cm" svg:x="2.542cm" svg:y="4.304cm">
          <draw:text-box>
            <text:p text:style-name="P2"><text:span text:style-name="T2">computadora que se necesita para ejecutarlo. Se utiliza una función, T(n),</text:span></text:p>
          </draw:text-box>
        </draw:frame>
        <draw:frame draw:style-name="gr3" draw:text-style-name="P4" draw:layer="layout" svg:width="0.971cm" svg:height="0.475cm" svg:x="16.524cm" svg:y="4.304cm">
          <draw:text-box>
            <text:p text:style-name="P2"><text:span text:style-name="T2">para </text:span></text:p>
          </draw:text-box>
        </draw:frame>
        <draw:frame draw:style-name="gr3" draw:text-style-name="P4" draw:layer="layout" svg:width="15.949cm" svg:height="0.475cm" svg:x="2.542cm" svg:y="4.886cm">
          <draw:text-box>
            <text:p text:style-name="P2"><text:span text:style-name="T2">representar el número de unidades de tiempo tomadas por un programa o algoritmo </text:span></text:p>
          </draw:text-box>
        </draw:frame>
        <draw:frame draw:style-name="gr3" draw:text-style-name="P4" draw:layer="layout" svg:width="15.746cm" svg:height="0.475cm" svg:x="2.542cm" svg:y="5.469cm">
          <draw:text-box>
            <text:p text:style-name="P2"><text:span text:style-name="T2">para cualquier entrada de tamaño n. Si la función T(n) de un programa es T(n) = c *</text:span></text:p>
          </draw:text-box>
        </draw:frame>
        <draw:frame draw:style-name="gr3" draw:text-style-name="P4" draw:layer="layout" svg:width="0.423cm" svg:height="0.475cm" svg:x="15.795cm" svg:y="5.46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413cm" svg:y="5.46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36cm" svg:y="5.46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778cm" svg:y="5.46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16cm" svg:y="5.46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9cm" svg:y="5.46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203cm" svg:height="0.475cm" svg:x="2.542cm" svg:y="6.051cm">
          <draw:text-box>
            <text:p text:style-name="P2"><text:span text:style-name="T2">n, entonces</text:span></text:p>
          </draw:text-box>
        </draw:frame>
        <draw:frame draw:style-name="gr3" draw:text-style-name="P4" draw:layer="layout" svg:width="0.423cm" svg:height="0.475cm" svg:x="5.084cm" svg:y="6.051cm">
          <draw:text-box>
            <text:p text:style-name="P2"><text:span text:style-name="T2">el</text:span></text:p>
          </draw:text-box>
        </draw:frame>
        <draw:frame draw:style-name="gr3" draw:text-style-name="P4" draw:layer="layout" svg:width="9.095cm" svg:height="0.475cm" svg:x="5.637cm" svg:y="6.051cm">
          <draw:text-box>
            <text:p text:style-name="P2"><text:span text:style-name="T2">tiempo de ejecución es linealmente proporcional</text:span></text:p>
          </draw:text-box>
        </draw:frame>
        <draw:frame draw:style-name="gr3" draw:text-style-name="P4" draw:layer="layout" svg:width="0.423cm" svg:height="0.475cm" svg:x="15.325cm" svg:y="6.051cm">
          <draw:text-box>
            <text:p text:style-name="P2"><text:span text:style-name="T2">al</text:span></text:p>
          </draw:text-box>
        </draw:frame>
        <draw:frame draw:style-name="gr3" draw:text-style-name="P4" draw:layer="layout" svg:width="2.462cm" svg:height="0.475cm" svg:x="15.852cm" svg:y="6.051cm">
          <draw:text-box>
            <text:p text:style-name="P2"><text:span text:style-name="T2">tamaño de la</text:span></text:p>
          </draw:text-box>
        </draw:frame>
        <draw:frame draw:style-name="gr3" draw:text-style-name="P4" draw:layer="layout" svg:width="0.423cm" svg:height="0.475cm" svg:x="5.414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6.909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604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591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235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599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128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655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264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933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59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1.466cm" svg:height="0.475cm" svg:x="2.542cm" svg:y="6.634cm">
          <draw:text-box>
            <text:p text:style-name="P2"><text:span text:style-name="T2">entrada sobre la que se ejecuta. Tal programa se diceque es</text:span></text:p>
          </draw:text-box>
        </draw:frame>
        <draw:frame draw:style-name="gr3" draw:text-style-name="P4" draw:layer="layout" svg:width="2.978cm" svg:height="0.475cm" svg:x="14.471cm" svg:y="6.634cm">
          <draw:text-box>
            <text:p text:style-name="P2"><text:span text:style-name="T2">de tiempo lineal</text:span></text:p>
          </draw:text-box>
        </draw:frame>
        <draw:frame draw:style-name="gr3" draw:text-style-name="P4" draw:layer="layout" svg:width="0.423cm" svg:height="0.475cm" svg:x="18.112cm" svg:y="6.634cm">
          <draw:text-box>
            <text:p text:style-name="P2"><text:span text:style-name="T2">o,</text:span></text:p>
          </draw:text-box>
        </draw:frame>
        <draw:frame draw:style-name="gr3" draw:text-style-name="P4" draw:layer="layout" svg:width="0.423cm" svg:height="0.475cm" svg:x="13.417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168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942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516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809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5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753cm" svg:height="0.475cm" svg:x="2.542cm" svg:y="7.216cm">
          <draw:text-box>
            <text:p text:style-name="P2"><text:span text:style-name="T2">simplemente lineal. </text:span></text:p>
          </draw:text-box>
        </draw:frame>
        <draw:frame draw:style-name="gr3" draw:text-style-name="P4" draw:layer="layout" svg:width="0.423cm" svg:height="0.475cm" svg:x="10.513cm" svg:y="7.79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485cm" svg:height="0.475cm" svg:x="8.315cm" svg:y="8.382cm">
          <draw:text-box>
            <text:p text:style-name="P2"><text:span text:style-name="T2">Eficiencia del algoritmo </text:span></text:p>
          </draw:text-box>
        </draw:frame>
        <draw:frame draw:style-name="gr3" draw:text-style-name="P4" draw:layer="layout" svg:width="11.902cm" svg:height="0.475cm" svg:x="2.542cm" svg:y="8.964cm">
          <draw:text-box>
            <text:p text:style-name="P2"><text:span text:style-name="T2">Eficiencia de un algoritmo Raramente existe <text:s/>un únicoalgoritmo</text:span></text:p>
          </draw:text-box>
        </draw:frame>
        <draw:frame draw:style-name="gr3" draw:text-style-name="P4" draw:layer="layout" svg:width="0.853cm" svg:height="0.475cm" svg:x="14.862cm" svg:y="8.964cm">
          <draw:text-box>
            <text:p text:style-name="P2"><text:span text:style-name="T2">para</text:span></text:p>
          </draw:text-box>
        </draw:frame>
        <draw:frame draw:style-name="gr3" draw:text-style-name="P4" draw:layer="layout" svg:width="1.509cm" svg:height="0.475cm" svg:x="16.119cm" svg:y="8.964cm">
          <draw:text-box>
            <text:p text:style-name="P2"><text:span text:style-name="T2">resolver</text:span></text:p>
          </draw:text-box>
        </draw:frame>
        <draw:frame draw:style-name="gr3" draw:text-style-name="P4" draw:layer="layout" svg:width="0.476cm" svg:height="0.475cm" svg:x="18.008cm" svg:y="8.964cm">
          <draw:text-box>
            <text:p text:style-name="P2"><text:span text:style-name="T2">un</text:span></text:p>
          </draw:text-box>
        </draw:frame>
        <draw:frame draw:style-name="gr3" draw:text-style-name="P4" draw:layer="layout" svg:width="0.423cm" svg:height="0.475cm" svg:x="14.453cm" svg:y="8.96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71cm" svg:y="8.96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626cm" svg:y="8.96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9cm" svg:y="8.96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772cm" svg:height="0.475cm" svg:x="2.542cm" svg:y="9.547cm">
          <draw:text-box>
            <text:p text:style-name="P2"><text:span text:style-name="T2">problema</text:span></text:p>
          </draw:text-box>
        </draw:frame>
        <draw:frame draw:style-name="gr3" draw:text-style-name="P4" draw:layer="layout" svg:width="2.483cm" svg:height="0.475cm" svg:x="4.664cm" svg:y="9.547cm">
          <draw:text-box>
            <text:p text:style-name="P2"><text:span text:style-name="T2">determinado.</text:span></text:p>
          </draw:text-box>
        </draw:frame>
        <draw:frame draw:style-name="gr3" draw:text-style-name="P4" draw:layer="layout" svg:width="1.492cm" svg:height="0.475cm" svg:x="7.467cm" svg:y="9.547cm">
          <draw:text-box>
            <text:p text:style-name="P2"><text:span text:style-name="T2">Cuando</text:span></text:p>
          </draw:text-box>
        </draw:frame>
        <draw:frame draw:style-name="gr3" draw:text-style-name="P4" draw:layer="layout" svg:width="0.451cm" svg:height="0.475cm" svg:x="9.28cm" svg:y="9.547cm">
          <draw:text-box>
            <text:p text:style-name="P2"><text:span text:style-name="T2">se</text:span></text:p>
          </draw:text-box>
        </draw:frame>
        <draw:frame draw:style-name="gr3" draw:text-style-name="P4" draw:layer="layout" svg:width="1.89cm" svg:height="0.475cm" svg:x="10.057cm" svg:y="9.547cm">
          <draw:text-box>
            <text:p text:style-name="P2"><text:span text:style-name="T2">comparan</text:span></text:p>
          </draw:text-box>
        </draw:frame>
        <draw:frame draw:style-name="gr3" draw:text-style-name="P4" draw:layer="layout" svg:width="0.688cm" svg:height="0.475cm" svg:x="12.27cm" svg:y="9.547cm">
          <draw:text-box>
            <text:p text:style-name="P2"><text:span text:style-name="T2">dos</text:span></text:p>
          </draw:text-box>
        </draw:frame>
        <draw:frame draw:style-name="gr3" draw:text-style-name="P4" draw:layer="layout" svg:width="1.958cm" svg:height="0.475cm" svg:x="13.283cm" svg:y="9.547cm">
          <draw:text-box>
            <text:p text:style-name="P2"><text:span text:style-name="T2">algoritmos</text:span></text:p>
          </draw:text-box>
        </draw:frame>
        <draw:frame draw:style-name="gr3" draw:text-style-name="P4" draw:layer="layout" svg:width="1.869cm" svg:height="0.475cm" svg:x="15.567cm" svg:y="9.547cm">
          <draw:text-box>
            <text:p text:style-name="P2"><text:span text:style-name="T2">diferentes</text:span></text:p>
          </draw:text-box>
        </draw:frame>
        <draw:frame draw:style-name="gr3" draw:text-style-name="P4" draw:layer="layout" svg:width="0.713cm" svg:height="0.475cm" svg:x="17.757cm" svg:y="9.547cm">
          <draw:text-box>
            <text:p text:style-name="P2"><text:span text:style-name="T2">que</text:span></text:p>
          </draw:text-box>
        </draw:frame>
        <draw:frame draw:style-name="gr3" draw:text-style-name="P4" draw:layer="layout" svg:width="0.423cm" svg:height="0.475cm" svg:x="4.308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137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8.951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727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941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954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237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427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4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5.662cm" svg:height="0.475cm" svg:x="2.542cm" svg:y="10.129cm">
          <draw:text-box>
            <text:p text:style-name="P2"><text:span text:style-name="T2">resuelven el mismo problema,</text:span></text:p>
          </draw:text-box>
        </draw:frame>
        <draw:frame draw:style-name="gr3" draw:text-style-name="P4" draw:layer="layout" svg:width="9.641cm" svg:height="0.475cm" svg:x="8.436cm" svg:y="10.129cm">
          <draw:text-box>
            <text:p text:style-name="P2"><text:span text:style-name="T2">normalmente se encontrará que un algoritmo es un</text:span></text:p>
          </draw:text-box>
        </draw:frame>
        <draw:frame draw:style-name="gr3" draw:text-style-name="P4" draw:layer="layout" svg:width="0.423cm" svg:height="0.475cm" svg:x="8.239cm" svg:y="10.12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909cm" svg:y="10.12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553cm" svg:y="10.12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776cm" svg:y="10.12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653cm" svg:y="10.12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295cm" svg:y="10.12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208cm" svg:y="10.12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826cm" svg:y="10.12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8cm" svg:y="10.12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1.47cm" svg:height="0.475cm" svg:x="2.542cm" svg:y="10.712cm">
          <draw:text-box>
            <text:p text:style-name="P2"><text:span text:style-name="T2">orden de magnitud más eficiente que elotro. En este sentido,</text:span></text:p>
          </draw:text-box>
        </draw:frame>
        <draw:frame draw:style-name="gr3" draw:text-style-name="P4" draw:layer="layout" svg:width="3.854cm" svg:height="0.475cm" svg:x="14.392cm" svg:y="10.712cm">
          <draw:text-box>
            <text:p text:style-name="P2"><text:span text:style-name="T2">lo importante es que</text:span></text:p>
          </draw:text-box>
        </draw:frame>
        <draw:frame draw:style-name="gr3" draw:text-style-name="P4" draw:layer="layout" svg:width="0.423cm" svg:height="0.475cm" svg:x="14.194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721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92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564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8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2.253cm" svg:height="0.475cm" svg:x="2.542cm" svg:y="11.294cm">
          <draw:text-box>
            <text:p text:style-name="P2"><text:span text:style-name="T2">el programador sea capaz de reconocer y elegir el algoritmo más</text:span></text:p>
          </draw:text-box>
        </draw:frame>
        <draw:frame draw:style-name="gr3" draw:text-style-name="P4" draw:layer="layout" svg:width="1.704cm" svg:height="0.475cm" svg:x="16.78cm" svg:y="11.294cm">
          <draw:text-box>
            <text:p text:style-name="P2"><text:span text:style-name="T2">eficiente.</text:span></text:p>
          </draw:text-box>
        </draw:frame>
        <draw:frame draw:style-name="gr3" draw:text-style-name="P4" draw:layer="layout" svg:width="0.423cm" svg:height="0.475cm" svg:x="14.782cm" svg:y="11.2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6cm" svg:y="11.2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9.341cm" svg:height="0.475cm" svg:x="2.542cm" svg:y="11.877cm">
          <draw:text-box>
            <text:p text:style-name="P2"><text:span text:style-name="T2">Entonces, ¿qué es eficiencia? La eficiencia de un</text:span></text:p>
          </draw:text-box>
        </draw:frame>
        <draw:frame draw:style-name="gr3" draw:text-style-name="P4" draw:layer="layout" svg:width="1.746cm" svg:height="0.475cm" svg:x="12.452cm" svg:y="11.877cm">
          <draw:text-box>
            <text:p text:style-name="P2"><text:span text:style-name="T2">algoritmo</text:span></text:p>
          </draw:text-box>
        </draw:frame>
        <draw:frame draw:style-name="gr3" draw:text-style-name="P4" draw:layer="layout" svg:width="0.451cm" svg:height="0.475cm" svg:x="14.736cm" svg:y="11.877cm">
          <draw:text-box>
            <text:p text:style-name="P2"><text:span text:style-name="T2">es</text:span></text:p>
          </draw:text-box>
        </draw:frame>
        <draw:frame draw:style-name="gr3" draw:text-style-name="P4" draw:layer="layout" svg:width="0.423cm" svg:height="0.475cm" svg:x="15.724cm" svg:y="11.877cm">
          <draw:text-box>
            <text:p text:style-name="P2"><text:span text:style-name="T2">la</text:span></text:p>
          </draw:text-box>
        </draw:frame>
        <draw:frame draw:style-name="gr3" draw:text-style-name="P4" draw:layer="layout" svg:width="1.894cm" svg:height="0.475cm" svg:x="16.595cm" svg:y="11.877cm">
          <draw:text-box>
            <text:p text:style-name="P2"><text:span text:style-name="T2">propiedad</text:span></text:p>
          </draw:text-box>
        </draw:frame>
        <draw:frame draw:style-name="gr3" draw:text-style-name="P4" draw:layer="layout" svg:width="0.423cm" svg:height="0.475cm" svg:x="11.911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194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183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054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8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0.916cm" svg:height="0.475cm" svg:x="2.542cm" svg:y="12.46cm">
          <draw:text-box>
            <text:p text:style-name="P2"><text:span text:style-name="T2">mediante la cual un algoritmo debe alcanzar la solución al</text:span></text:p>
          </draw:text-box>
        </draw:frame>
        <draw:frame draw:style-name="gr3" draw:text-style-name="P4" draw:layer="layout" svg:width="2.813cm" svg:height="0.475cm" svg:x="13.877cm" svg:y="12.46cm">
          <draw:text-box>
            <text:p text:style-name="P2"><text:span text:style-name="T2">problema en el</text:span></text:p>
          </draw:text-box>
        </draw:frame>
        <draw:frame draw:style-name="gr3" draw:text-style-name="P4" draw:layer="layout" svg:width="1.276cm" svg:height="0.475cm" svg:x="17.194cm" svg:y="12.46cm">
          <draw:text-box>
            <text:p text:style-name="P2"><text:span text:style-name="T2">tiempo</text:span></text:p>
          </draw:text-box>
        </draw:frame>
        <draw:frame draw:style-name="gr3" draw:text-style-name="P4" draw:layer="layout" svg:width="0.423cm" svg:height="0.475cm" svg:x="12.994cm" svg:y="12.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6cm" svg:y="12.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643cm" svg:y="12.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364cm" svg:y="12.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944cm" svg:y="12.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5cm" svg:y="12.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4.273cm" svg:height="0.475cm" svg:x="2.542cm" svg:y="13.042cm">
          <draw:text-box>
            <text:p text:style-name="P2"><text:span text:style-name="T2">más corto posible o utilizando la cantidad más pequeña posible de recursos</text:span></text:p>
          </draw:text-box>
        </draw:frame>
        <draw:frame draw:style-name="gr3" draw:text-style-name="P4" draw:layer="layout" svg:width="1.204cm" svg:height="0.475cm" svg:x="17.26cm" svg:y="13.042cm">
          <draw:text-box>
            <text:p text:style-name="P2"><text:span text:style-name="T2">físicos</text:span></text:p>
          </draw:text-box>
        </draw:frame>
        <draw:frame draw:style-name="gr3" draw:text-style-name="P4" draw:layer="layout" svg:width="0.423cm" svg:height="0.475cm" svg:x="16.877cm" svg:y="13.04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cm" svg:y="13.04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665cm" svg:height="0.475cm" svg:x="2.542cm" svg:y="13.625cm">
          <draw:text-box>
            <text:p text:style-name="P2"><text:span text:style-name="T2">y que sea compatible con su exactitud o corrección. Un buen programador buscará</text:span></text:p>
          </draw:text-box>
        </draw:frame>
        <draw:frame draw:style-name="gr3" draw:text-style-name="P4" draw:layer="layout" svg:width="0.423cm" svg:height="0.475cm" svg:x="8.074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914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293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509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195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281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851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6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4.56cm" svg:height="0.475cm" svg:x="2.542cm" svg:y="14.207cm">
          <draw:text-box>
            <text:p text:style-name="P2"><text:span text:style-name="T2">el algoritmo más eficiente dentro del conjunto de aquellos que resuelven con </text:span></text:p>
          </draw:text-box>
        </draw:frame>
        <draw:frame draw:style-name="gr3" draw:text-style-name="P4" draw:layer="layout" svg:width="15.847cm" svg:height="0.475cm" svg:x="2.542cm" svg:y="14.79cm">
          <draw:text-box>
            <text:p text:style-name="P2"><text:span text:style-name="T2">exactitud un problema dado. ¿Cómo medir la eficiencia de un algoritmo o programa </text:span></text:p>
          </draw:text-box>
        </draw:frame>
        <draw:frame draw:style-name="gr3" draw:text-style-name="P4" draw:layer="layout" svg:width="10.437cm" svg:height="0.475cm" svg:x="2.542cm" svg:y="15.372cm">
          <draw:text-box>
            <text:p text:style-name="P2"><text:span text:style-name="T2">informático? Uno delos métodos más sobresalientes es</text:span></text:p>
          </draw:text-box>
        </draw:frame>
        <draw:frame draw:style-name="gr3" draw:text-style-name="P4" draw:layer="layout" svg:width="0.423cm" svg:height="0.475cm" svg:x="13.435cm" svg:y="15.372cm">
          <draw:text-box>
            <text:p text:style-name="P2"><text:span text:style-name="T2">el</text:span></text:p>
          </draw:text-box>
        </draw:frame>
        <draw:frame draw:style-name="gr3" draw:text-style-name="P4" draw:layer="layout" svg:width="4.201cm" svg:height="0.475cm" svg:x="14.014cm" svg:y="15.372cm">
          <draw:text-box>
            <text:p text:style-name="P2"><text:span text:style-name="T2">análisis de algoritmos,</text:span></text:p>
          </draw:text-box>
        </draw:frame>
        <draw:frame draw:style-name="gr3" draw:text-style-name="P4" draw:layer="layout" svg:width="0.423cm" svg:height="0.475cm" svg:x="13.158cm" svg:y="15.37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764cm" svg:y="15.37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427cm" svg:y="15.37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148cm" svg:y="15.37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cm" svg:y="15.37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423cm" svg:height="0.475cm" svg:x="2.542cm" svg:y="15.955cm">
          <draw:text-box>
            <text:p text:style-name="P2"><text:span text:style-name="T2">que permite medir</text:span></text:p>
          </draw:text-box>
        </draw:frame>
        <draw:frame draw:style-name="gr3" draw:text-style-name="P4" draw:layer="layout" svg:width="7.211cm" svg:height="0.475cm" svg:x="6.355cm" svg:y="15.955cm">
          <draw:text-box>
            <text:p text:style-name="P2"><text:span text:style-name="T2">la dificultad inherente de un problema.</text:span></text:p>
          </draw:text-box>
        </draw:frame>
        <draw:frame draw:style-name="gr3" draw:text-style-name="P4" draw:layer="layout" svg:width="4.375cm" svg:height="0.475cm" svg:x="14cm" svg:y="15.955cm">
          <draw:text-box>
            <text:p text:style-name="P2"><text:span text:style-name="T2">Los restantes capítulos</text:span></text:p>
          </draw:text-box>
        </draw:frame>
        <draw:frame draw:style-name="gr3" draw:text-style-name="P4" draw:layer="layout" svg:width="0.423cm" svg:height="0.475cm" svg:x="6.685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8.554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491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133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775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829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683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596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2cm" svg:y="15.9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399cm" svg:height="0.475cm" svg:x="2.542cm" svg:y="16.538cm">
          <draw:text-box>
            <text:p text:style-name="P2"><text:span text:style-name="T2">utilizan con frecuencia las técnica de análisis de algoritmos siempre que estos se </text:span></text:p>
          </draw:text-box>
        </draw:frame>
        <draw:frame draw:style-name="gr3" draw:text-style-name="P4" draw:layer="layout" svg:width="15.602cm" svg:height="0.475cm" svg:x="2.542cm" svg:y="17.12cm">
          <draw:text-box>
            <text:p text:style-name="P2"><text:span text:style-name="T2">diseñan. Esta característica le permitirá comparar algoritmos para la resolución de </text:span></text:p>
          </draw:text-box>
        </draw:frame>
        <draw:frame draw:style-name="gr3" draw:text-style-name="P4" draw:layer="layout" svg:width="11.127cm" svg:height="0.475cm" svg:x="2.542cm" svg:y="17.703cm">
          <draw:text-box>
            <text:p text:style-name="P2"><text:span text:style-name="T2">problemas en términos de eficiencia. Aunque las máquinas</text:span></text:p>
          </draw:text-box>
        </draw:frame>
        <draw:frame draw:style-name="gr3" draw:text-style-name="P4" draw:layer="layout" svg:width="4.21cm" svg:height="0.475cm" svg:x="13.982cm" svg:y="17.703cm">
          <draw:text-box>
            <text:p text:style-name="P2"><text:span text:style-name="T2">actuales son capaces </text:span></text:p>
          </draw:text-box>
        </draw:frame>
        <draw:frame draw:style-name="gr3" draw:text-style-name="P4" draw:layer="layout" svg:width="15.78cm" svg:height="0.475cm" svg:x="2.542cm" svg:y="18.285cm">
          <draw:text-box>
            <text:p text:style-name="P2"><text:span text:style-name="T2">de ejecutar millonesde instrucciones por segundo, la eficiencia permanece comoun </text:span></text:p>
          </draw:text-box>
        </draw:frame>
        <draw:frame draw:style-name="gr3" draw:text-style-name="P4" draw:layer="layout" svg:width="3.761cm" svg:height="0.475cm" svg:x="2.542cm" svg:y="18.868cm">
          <draw:text-box>
            <text:p text:style-name="P2"><text:span text:style-name="T2">reto o preocupación</text:span></text:p>
          </draw:text-box>
        </draw:frame>
        <draw:frame draw:style-name="gr3" draw:text-style-name="P4" draw:layer="layout" svg:width="0.423cm" svg:height="0.475cm" svg:x="6.687cm" svg:y="18.868cm">
          <draw:text-box>
            <text:p text:style-name="P2"><text:span text:style-name="T2">a</text:span></text:p>
          </draw:text-box>
        </draw:frame>
        <draw:frame draw:style-name="gr3" draw:text-style-name="P4" draw:layer="layout" svg:width="1.628cm" svg:height="0.475cm" svg:x="7.252cm" svg:y="18.868cm">
          <draw:text-box>
            <text:p text:style-name="P2"><text:span text:style-name="T2">resolver.</text:span></text:p>
          </draw:text-box>
        </draw:frame>
        <draw:frame draw:style-name="gr3" draw:text-style-name="P4" draw:layer="layout" svg:width="0.781cm" svg:height="0.475cm" svg:x="9.206cm" svg:y="18.868cm">
          <draw:text-box>
            <text:p text:style-name="P2"><text:span text:style-name="T2">Con</text:span></text:p>
          </draw:text-box>
        </draw:frame>
        <draw:frame draw:style-name="gr3" draw:text-style-name="P4" draw:layer="layout" svg:width="2.081cm" svg:height="0.475cm" svg:x="10.312cm" svg:y="18.868cm">
          <draw:text-box>
            <text:p text:style-name="P2"><text:span text:style-name="T2">frecuencia,</text:span></text:p>
          </draw:text-box>
        </draw:frame>
        <draw:frame draw:style-name="gr3" draw:text-style-name="P4" draw:layer="layout" svg:width="0.423cm" svg:height="0.475cm" svg:x="12.714cm" svg:y="18.868cm">
          <draw:text-box>
            <text:p text:style-name="P2"><text:span text:style-name="T2">la</text:span></text:p>
          </draw:text-box>
        </draw:frame>
        <draw:frame draw:style-name="gr3" draw:text-style-name="P4" draw:layer="layout" svg:width="1.56cm" svg:height="0.475cm" svg:x="13.373cm" svg:y="18.868cm">
          <draw:text-box>
            <text:p text:style-name="P2"><text:span text:style-name="T2">elección</text:span></text:p>
          </draw:text-box>
        </draw:frame>
        <draw:frame draw:style-name="gr3" draw:text-style-name="P4" draw:layer="layout" svg:width="3.046cm" svg:height="0.475cm" svg:x="15.257cm" svg:y="18.868cm">
          <draw:text-box>
            <text:p text:style-name="P2"><text:span text:style-name="T2">entre algoritmos</text:span></text:p>
          </draw:text-box>
        </draw:frame>
        <draw:frame draw:style-name="gr3" draw:text-style-name="P4" draw:layer="layout" svg:width="0.423cm" svg:height="0.475cm" svg:x="6.357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6.922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8.876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983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385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044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928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223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8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572cm" svg:height="0.475cm" svg:x="2.542cm" svg:y="19.45cm">
          <draw:text-box>
            <text:p text:style-name="P2"><text:span text:style-name="T2">eficientes e ineficientes pueden mostrar la diferencia entre una solución práctica a </text:span></text:p>
          </draw:text-box>
        </draw:frame>
        <draw:frame draw:style-name="gr3" draw:text-style-name="P4" draw:layer="layout" svg:width="15.657cm" svg:height="0.475cm" svg:x="2.542cm" svg:y="20.033cm">
          <draw:text-box>
            <text:p text:style-name="P2"><text:span text:style-name="T2">un problema y una no práctica. En los primeros tiempos de la informática moderna </text:span></text:p>
          </draw:text-box>
        </draw:frame>
        <draw:frame draw:style-name="gr3" draw:text-style-name="P4" draw:layer="layout" svg:width="14.658cm" svg:height="0.475cm" svg:x="2.542cm" svg:y="20.616cm">
          <draw:text-box>
            <text:p text:style-name="P2"><text:span text:style-name="T2">(décadas de los 60 a los 80), las computadoras eran muy lentas y tenían una </text:span></text:p>
          </draw:text-box>
        </draw:frame>
        <draw:frame draw:style-name="gr3" draw:text-style-name="P4" draw:layer="layout" svg:width="6.195cm" svg:height="0.475cm" svg:x="2.542cm" svg:y="21.198cm">
          <draw:text-box>
            <text:p text:style-name="P2"><text:span text:style-name="T2">capacidad de memoria pequeña.</text:span></text:p>
          </draw:text-box>
        </draw:frame>
        <draw:frame draw:style-name="gr3" draw:text-style-name="P4" draw:layer="layout" svg:width="5.675cm" svg:height="0.475cm" svg:x="8.897cm" svg:y="21.198cm">
          <draw:text-box>
            <text:p text:style-name="P2"><text:span text:style-name="T2">Los programas tenían que ser</text:span></text:p>
          </draw:text-box>
        </draw:frame>
        <draw:frame draw:style-name="gr3" draw:text-style-name="P4" draw:layer="layout" svg:width="1.941cm" svg:height="0.475cm" svg:x="16.541cm" svg:y="21.198cm">
          <draw:text-box>
            <text:p text:style-name="P2"><text:span text:style-name="T2">diseñados</text:span></text:p>
          </draw:text-box>
        </draw:frame>
        <draw:frame draw:style-name="gr3" draw:text-style-name="P4" draw:layer="layout" svg:width="0.423cm" svg:height="0.475cm" svg:x="14.57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3cm" svg:y="21.1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589cm" svg:height="0.475cm" svg:x="2.542cm" svg:y="21.781cm">
          <draw:text-box>
            <text:p text:style-name="P2"><text:span text:style-name="T2">cuidadosamente para hacer uso de los recursos escasos, como almacenamientoy </text:span></text:p>
          </draw:text-box>
        </draw:frame>
        <draw:frame draw:style-name="gr3" draw:text-style-name="P4" draw:layer="layout" svg:width="1.276cm" svg:height="0.475cm" svg:x="2.542cm" svg:y="22.363cm">
          <draw:text-box>
            <text:p text:style-name="P2"><text:span text:style-name="T2">tiempo</text:span></text:p>
          </draw:text-box>
        </draw:frame>
        <draw:frame draw:style-name="gr3" draw:text-style-name="P4" draw:layer="layout" svg:width="0.476cm" svg:height="0.475cm" svg:x="4.196cm" svg:y="22.363cm">
          <draw:text-box>
            <text:p text:style-name="P2"><text:span text:style-name="T2">de</text:span></text:p>
          </draw:text-box>
        </draw:frame>
        <draw:frame draw:style-name="gr3" draw:text-style-name="P4" draw:layer="layout" svg:width="1.915cm" svg:height="0.475cm" svg:x="5.05cm" svg:y="22.363cm">
          <draw:text-box>
            <text:p text:style-name="P2"><text:span text:style-name="T2">ejecución.</text:span></text:p>
          </draw:text-box>
        </draw:frame>
        <draw:frame draw:style-name="gr3" draw:text-style-name="P4" draw:layer="layout" svg:width="0.688cm" svg:height="0.475cm" svg:x="7.34cm" svg:y="22.363cm">
          <draw:text-box>
            <text:p text:style-name="P2"><text:span text:style-name="T2">Los</text:span></text:p>
          </draw:text-box>
        </draw:frame>
        <draw:frame draw:style-name="gr3" draw:text-style-name="P4" draw:layer="layout" svg:width="2.881cm" svg:height="0.475cm" svg:x="8.405cm" svg:y="22.363cm">
          <draw:text-box>
            <text:p text:style-name="P2"><text:span text:style-name="T2">programadores</text:span></text:p>
          </draw:text-box>
        </draw:frame>
        <draw:frame draw:style-name="gr3" draw:text-style-name="P4" draw:layer="layout" svg:width="1.28cm" svg:height="0.475cm" svg:x="11.634cm" svg:y="22.363cm">
          <draw:text-box>
            <text:p text:style-name="P2"><text:span text:style-name="T2">gastan</text:span></text:p>
          </draw:text-box>
        </draw:frame>
        <draw:frame draw:style-name="gr3" draw:text-style-name="P4" draw:layer="layout" svg:width="1.065cm" svg:height="0.475cm" svg:x="13.262cm" svg:y="22.363cm">
          <draw:text-box>
            <text:p text:style-name="P2"><text:span text:style-name="T2">horas</text:span></text:p>
          </draw:text-box>
        </draw:frame>
        <draw:frame draw:style-name="gr3" draw:text-style-name="P4" draw:layer="layout" svg:width="1.992cm" svg:height="0.475cm" svg:x="14.678cm" svg:y="22.363cm">
          <draw:text-box>
            <text:p text:style-name="P2"><text:span text:style-name="T2">intentando</text:span></text:p>
          </draw:text-box>
        </draw:frame>
        <draw:frame draw:style-name="gr3" draw:text-style-name="P4" draw:layer="layout" svg:width="1.463cm" svg:height="0.475cm" svg:x="17.013cm" svg:y="22.363cm">
          <draw:text-box>
            <text:p text:style-name="P2"><text:span text:style-name="T2">recortar</text:span></text:p>
          </draw:text-box>
        </draw:frame>
        <draw:frame draw:style-name="gr3" draw:text-style-name="P4" draw:layer="layout" svg:width="0.423cm" svg:height="0.475cm" svg:x="3.814cm" svg:y="22.36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4.667cm" svg:y="22.36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6.957cm" svg:y="22.36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8.023cm" svg:y="22.36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278cm" svg:y="22.36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906cm" svg:y="22.36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322cm" svg:y="22.36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657cm" svg:y="22.36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2cm" svg:y="22.36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0.776cm" svg:height="0.475cm" svg:x="2.542cm" svg:y="22.946cm">
          <draw:text-box>
            <text:p text:style-name="P2"><text:span text:style-name="T2">radicalmente segundos a los tiempos deejecución de sus</text:span></text:p>
          </draw:text-box>
        </draw:frame>
        <draw:frame draw:style-name="gr3" draw:text-style-name="P4" draw:layer="layout" svg:width="2.03cm" svg:height="0.475cm" svg:x="13.673cm" svg:y="22.946cm">
          <draw:text-box>
            <text:p text:style-name="P2"><text:span text:style-name="T2">programas</text:span></text:p>
          </draw:text-box>
        </draw:frame>
        <draw:frame draw:style-name="gr3" draw:text-style-name="P4" draw:layer="layout" svg:width="2.347cm" svg:height="0.475cm" svg:x="15.974cm" svg:y="22.946cm">
          <draw:text-box>
            <text:p text:style-name="P2"><text:span text:style-name="T2">o intentando</text:span></text:p>
          </draw:text-box>
        </draw:frame>
        <draw:frame draw:style-name="gr3" draw:text-style-name="P4" draw:layer="layout" svg:width="0.423cm" svg:height="0.475cm" svg:x="13.37cm" svg:y="22.9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698cm" svg:y="22.9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21cm" svg:y="22.9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5cm" svg:y="22.9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945cm" svg:height="0.475cm" svg:x="2.542cm" svg:y="23.528cm">
          <draw:text-box>
            <text:p text:style-name="P2"><text:span text:style-name="T2">comprimir los programas en un pequeño espacio en memoria utilizando todo tipo de </text:span></text:p>
          </draw:text-box>
        </draw:frame>
        <draw:frame draw:style-name="gr3" draw:text-style-name="P4" draw:layer="layout" svg:width="15.907cm" svg:height="0.475cm" svg:x="2.542cm" svg:y="24.111cm">
          <draw:text-box>
            <text:p text:style-name="P2"><text:span text:style-name="T2">tecnologías de comprensión y reducciónde tamaño. La eficiencia de un programa se</text:span></text:p>
          </draw:text-box>
        </draw:frame>
        <draw:frame draw:style-name="gr3" draw:text-style-name="P4" draw:layer="layout" svg:width="0.423cm" svg:height="0.475cm" svg:x="10.64cm" svg:y="24.11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315cm" svg:y="24.11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903cm" svg:y="24.11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787cm" svg:y="24.11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376cm" svg:y="24.11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965cm" svg:y="24.11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895cm" svg:y="24.11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1cm" svg:y="24.11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7.474cm" svg:height="0.475cm" svg:x="2.542cm" svg:y="24.694cm">
          <draw:text-box>
            <text:p text:style-name="P2"><text:span text:style-name="T2">medía en aquella época como un factor</text:span></text:p>
          </draw:text-box>
        </draw:frame>
        <draw:frame draw:style-name="gr3" draw:text-style-name="P4" draw:layer="layout" svg:width="3.033cm" svg:height="0.475cm" svg:x="10.26cm" svg:y="24.694cm">
          <draw:text-box>
            <text:p text:style-name="P2"><text:span text:style-name="T2">dependiente del</text:span></text:p>
          </draw:text-box>
        </draw:frame>
        <draw:frame draw:style-name="gr3" draw:text-style-name="P4" draw:layer="layout" svg:width="4.604cm" svg:height="0.475cm" svg:x="13.711cm" svg:y="24.694cm">
          <draw:text-box>
            <text:p text:style-name="P2"><text:span text:style-name="T2">binomio espacio-tiempo.</text:span></text:p>
          </draw:text-box>
        </draw:frame>
        <draw:frame draw:style-name="gr3" draw:text-style-name="P4" draw:layer="layout" svg:width="0.423cm" svg:height="0.475cm" svg:x="9.957cm" svg:y="24.6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592cm" svg:y="24.6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434cm" svg:y="24.6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194cm" svg:y="24.6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1cm" svg:y="24.6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17cm" svg:height="0.475cm" svg:x="2.542cm" svg:y="25.276cm">
          <draw:text-box>
            <text:p text:style-name="P2"><text:span text:style-name="T2">Hoy, la situación ha cambiado radicalmente. Los costes del hardware han caído </text:span></text:p>
          </draw:text-box>
        </draw:frame>
        <draw:frame draw:style-name="gr3" draw:text-style-name="P4" draw:layer="layout" svg:width="12.431cm" svg:height="0.475cm" svg:x="2.542cm" svg:y="25.859cm">
          <draw:text-box>
            <text:p text:style-name="P2"><text:span text:style-name="T2">drásticamente, mientras que los costes humanos han aumentado </text:span></text:p>
          </draw:text-box>
        </draw:frame>
        <draw:frame draw:style-name="gr3" draw:text-style-name="P4" draw:layer="layout" svg:width="8.435cm" svg:height="0.475cm" svg:x="2.542cm" svg:y="26.441cm">
          <draw:text-box>
            <text:p text:style-name="P2"><text:span text:style-name="T2">considerablemente. El tiempo de ejecución y</text:span></text:p>
          </draw:text-box>
        </draw:frame>
        <draw:frame draw:style-name="gr3" draw:text-style-name="P4" draw:layer="layout" svg:width="0.423cm" svg:height="0.475cm" svg:x="11.452cm" svg:y="26.441cm">
          <draw:text-box>
            <text:p text:style-name="P2"><text:span text:style-name="T2">el</text:span></text:p>
          </draw:text-box>
        </draw:frame>
        <draw:frame draw:style-name="gr3" draw:text-style-name="P4" draw:layer="layout" svg:width="5.789cm" svg:height="0.475cm" svg:x="12.032cm" svg:y="26.441cm">
          <draw:text-box>
            <text:p text:style-name="P2"><text:span text:style-name="T2">espacio de memoria ya no son</text:span></text:p>
          </draw:text-box>
        </draw:frame>
        <draw:frame draw:style-name="gr3" draw:text-style-name="P4" draw:layer="layout" svg:width="0.423cm" svg:height="0.475cm" svg:x="10.687cm" svg:y="26.44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176cm" svg:y="26.44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782cm" svg:y="26.44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492cm" svg:y="26.44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213cm" svg:y="26.44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111cm" svg:y="26.44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809cm" svg:y="26.44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53cm" svg:y="26.44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3cm" svg:y="26.441cm">
          <draw:text-box>
            <text:p text:style-name="P2"><text:span text:style-name="T2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59.476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0.387cm" svg:height="0.433cm" svg:x="18.483cm" svg:y="1.2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8.761cm" svg:height="0.475cm" svg:x="2.542cm" svg:y="2.556cm">
          <draw:text-box>
            <text:p text:style-name="P2"><text:span text:style-name="T2">factores críticos como lo fueron anteriormente.</text:span></text:p>
          </draw:text-box>
        </draw:frame>
        <draw:frame draw:style-name="gr3" draw:text-style-name="P4" draw:layer="layout" svg:width="7.021cm" svg:height="0.475cm" svg:x="11.44cm" svg:y="2.556cm">
          <draw:text-box>
            <text:p text:style-name="P2"><text:span text:style-name="T2">Hoy día, el esfuerzoconsiderable que</text:span></text:p>
          </draw:text-box>
        </draw:frame>
        <draw:frame draw:style-name="gr3" draw:text-style-name="P4" draw:layer="layout" svg:width="0.423cm" svg:height="0.475cm" svg:x="17.655cm" svg:y="2.55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8cm" svg:y="2.55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0.179cm" svg:height="0.475cm" svg:x="2.542cm" svg:y="3.138cm">
          <draw:text-box>
            <text:p text:style-name="P2"><text:span text:style-name="T2">se requería para conseguir la eficiencia máxima no es</text:span></text:p>
          </draw:text-box>
        </draw:frame>
        <draw:frame draw:style-name="gr3" draw:text-style-name="P4" draw:layer="layout" svg:width="2.44cm" svg:height="0.475cm" svg:x="13.4cm" svg:y="3.138cm">
          <draw:text-box>
            <text:p text:style-name="P2"><text:span text:style-name="T2">tan acusado,</text:span></text:p>
          </draw:text-box>
        </draw:frame>
        <draw:frame draw:style-name="gr3" draw:text-style-name="P4" draw:layer="layout" svg:width="2.085cm" svg:height="0.475cm" svg:x="16.261cm" svg:y="3.138cm">
          <draw:text-box>
            <text:p text:style-name="P2"><text:span text:style-name="T2">excepto en</text:span></text:p>
          </draw:text-box>
        </draw:frame>
        <draw:frame draw:style-name="gr3" draw:text-style-name="P4" draw:layer="layout" svg:width="0.423cm" svg:height="0.475cm" svg:x="11.651cm" svg:y="3.1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399cm" svg:y="3.1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123cm" svg:y="3.1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988cm" svg:y="3.1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984cm" svg:y="3.1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745cm" svg:y="3.1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6cm" svg:y="3.1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1.453cm" svg:height="0.475cm" svg:x="2.542cm" svg:y="3.721cm">
          <draw:text-box>
            <text:p text:style-name="P2"><text:span text:style-name="T2">algunas aplicaciones como, por ejemplo, sistemas en tiempo</text:span></text:p>
          </draw:text-box>
        </draw:frame>
        <draw:frame draw:style-name="gr3" draw:text-style-name="P4" draw:layer="layout" svg:width="0.709cm" svg:height="0.475cm" svg:x="14.524cm" svg:y="3.721cm">
          <draw:text-box>
            <text:p text:style-name="P2"><text:span text:style-name="T2">real</text:span></text:p>
          </draw:text-box>
        </draw:frame>
        <draw:frame draw:style-name="gr3" draw:text-style-name="P4" draw:layer="layout" svg:width="0.688cm" svg:height="0.475cm" svg:x="15.771cm" svg:y="3.721cm">
          <draw:text-box>
            <text:p text:style-name="P2"><text:span text:style-name="T2">con</text:span></text:p>
          </draw:text-box>
        </draw:frame>
        <draw:frame draw:style-name="gr3" draw:text-style-name="P4" draw:layer="layout" svg:width="1.513cm" svg:height="0.475cm" svg:x="16.969cm" svg:y="3.721cm">
          <draw:text-box>
            <text:p text:style-name="P2"><text:span text:style-name="T2">factores</text:span></text:p>
          </draw:text-box>
        </draw:frame>
        <draw:frame draw:style-name="gr3" draw:text-style-name="P4" draw:layer="layout" svg:width="0.423cm" svg:height="0.475cm" svg:x="13.982cm" svg:y="3.72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23cm" svg:y="3.72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454cm" svg:y="3.72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6cm" svg:y="3.72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551cm" svg:height="0.475cm" svg:x="2.542cm" svg:y="4.304cm">
          <draw:text-box>
            <text:p text:style-name="P2"><text:span text:style-name="T2">críticos de ejecución. Pesea todo, la eficiencia sigue siendoun factor decisivo en el</text:span></text:p>
          </draw:text-box>
        </draw:frame>
        <draw:frame draw:style-name="gr3" draw:text-style-name="P4" draw:layer="layout" svg:width="0.423cm" svg:height="0.475cm" svg:x="14.453cm" svg:y="4.30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683cm" svg:y="4.30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384cm" svg:y="4.30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999cm" svg:y="4.30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3cm" svg:y="4.30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8.524cm" svg:height="0.475cm" svg:x="2.542cm" svg:y="4.886cm">
          <draw:text-box>
            <text:p text:style-name="P2"><text:span text:style-name="T2">diseño de algoritmos y construcción posterior</text:span></text:p>
          </draw:text-box>
        </draw:frame>
        <draw:frame draw:style-name="gr3" draw:text-style-name="P4" draw:layer="layout" svg:width="2.741cm" svg:height="0.475cm" svg:x="11.928cm" svg:y="4.886cm">
          <draw:text-box>
            <text:p text:style-name="P2"><text:span text:style-name="T2">de programas.</text:span></text:p>
          </draw:text-box>
        </draw:frame>
        <draw:frame draw:style-name="gr3" draw:text-style-name="P4" draw:layer="layout" svg:width="3.38cm" svg:height="0.475cm" svg:x="14.989cm" svg:y="4.886cm">
          <draw:text-box>
            <text:p text:style-name="P2"><text:span text:style-name="T2">Existen diferentes</text:span></text:p>
          </draw:text-box>
        </draw:frame>
        <draw:frame draw:style-name="gr3" draw:text-style-name="P4" draw:layer="layout" svg:width="0.423cm" svg:height="0.475cm" svg:x="3.79cm" svg:y="4.88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4.512cm" svg:y="4.88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6.716cm" svg:y="4.88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178cm" svg:y="4.88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806cm" svg:y="4.88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704cm" svg:y="4.88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399cm" svg:y="4.88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765cm" svg:y="4.88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378cm" svg:y="4.88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2cm" svg:y="4.88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094cm" svg:height="0.475cm" svg:x="2.542cm" svg:y="5.469cm">
          <draw:text-box>
            <text:p text:style-name="P2"><text:span text:style-name="T2">métodos con los que se trata de medir la eficiencia delos algoritmos; entre ellos,</text:span></text:p>
          </draw:text-box>
        </draw:frame>
        <draw:frame draw:style-name="gr3" draw:text-style-name="P4" draw:layer="layout" svg:width="0.662cm" svg:height="0.475cm" svg:x="17.795cm" svg:y="5.469cm">
          <draw:text-box>
            <text:p text:style-name="P2"><text:span text:style-name="T2">los </text:span></text:p>
          </draw:text-box>
        </draw:frame>
        <draw:frame draw:style-name="gr3" draw:text-style-name="P4" draw:layer="layout" svg:width="3.6cm" svg:height="0.475cm" svg:x="2.542cm" svg:y="6.051cm">
          <draw:text-box>
            <text:p text:style-name="P2"><text:span text:style-name="T2">que se basan en el</text:span></text:p>
          </draw:text-box>
        </draw:frame>
        <draw:frame draw:style-name="gr3" draw:text-style-name="P4" draw:layer="layout" svg:width="8.02cm" svg:height="0.475cm" svg:x="6.355cm" svg:y="6.051cm">
          <draw:text-box>
            <text:p text:style-name="P2"><text:span text:style-name="T2">número de operaciones que debe efectuar</text:span></text:p>
          </draw:text-box>
        </draw:frame>
        <draw:frame draw:style-name="gr3" draw:text-style-name="P4" draw:layer="layout" svg:width="3.308cm" svg:height="0.475cm" svg:x="15.013cm" svg:y="6.051cm">
          <draw:text-box>
            <text:p text:style-name="P2"><text:span text:style-name="T2">un algoritmo para</text:span></text:p>
          </draw:text-box>
        </draw:frame>
        <draw:frame draw:style-name="gr3" draw:text-style-name="P4" draw:layer="layout" svg:width="0.423cm" svg:height="0.475cm" svg:x="7.792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8.487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018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949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088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816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484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424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9cm" svg:y="6.0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1.813cm" svg:height="0.475cm" svg:x="2.542cm" svg:y="6.634cm">
          <draw:text-box>
            <text:p text:style-name="P2"><text:span text:style-name="T2">realizar una tarea; otros métodos se centran en tratar de medir</text:span></text:p>
          </draw:text-box>
        </draw:frame>
        <draw:frame draw:style-name="gr3" draw:text-style-name="P4" draw:layer="layout" svg:width="0.423cm" svg:height="0.475cm" svg:x="14.847cm" svg:y="6.634cm">
          <draw:text-box>
            <text:p text:style-name="P2"><text:span text:style-name="T2">el</text:span></text:p>
          </draw:text-box>
        </draw:frame>
        <draw:frame draw:style-name="gr3" draw:text-style-name="P4" draw:layer="layout" svg:width="2.673cm" svg:height="0.475cm" svg:x="15.48cm" svg:y="6.634cm">
          <draw:text-box>
            <text:p text:style-name="P2"><text:span text:style-name="T2">tiempo que se</text:span></text:p>
          </draw:text-box>
        </draw:frame>
        <draw:frame draw:style-name="gr3" draw:text-style-name="P4" draw:layer="layout" svg:width="0.423cm" svg:height="0.475cm" svg:x="13.182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544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177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751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735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59cm" svg:y="6.6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4.421cm" svg:height="0.475cm" svg:x="2.542cm" svg:y="7.216cm">
          <draw:text-box>
            <text:p text:style-name="P2"><text:span text:style-name="T2">emplea en llevar a cabo una determinada tarea, ya que lo importante para el</text:span></text:p>
          </draw:text-box>
        </draw:frame>
        <draw:frame draw:style-name="gr3" draw:text-style-name="P4" draw:layer="layout" svg:width="1.395cm" svg:height="0.475cm" svg:x="17.077cm" svg:y="7.216cm">
          <draw:text-box>
            <text:p text:style-name="P2"><text:span text:style-name="T2">usuario</text:span></text:p>
          </draw:text-box>
        </draw:frame>
        <draw:frame draw:style-name="gr3" draw:text-style-name="P4" draw:layer="layout" svg:width="0.423cm" svg:height="0.475cm" svg:x="16.854cm" svg:y="7.2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6cm" svg:y="7.2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2.596cm" svg:height="0.475cm" svg:x="2.542cm" svg:y="7.799cm">
          <draw:text-box>
            <text:p text:style-name="P2"><text:span text:style-name="T2">final es que ésta se efectúe de forma correcta y en elmenor tiempo</text:span></text:p>
          </draw:text-box>
        </draw:frame>
        <draw:frame draw:style-name="gr3" draw:text-style-name="P4" draw:layer="layout" svg:width="1.467cm" svg:height="0.475cm" svg:x="15.821cm" svg:y="7.799cm">
          <draw:text-box>
            <text:p text:style-name="P2"><text:span text:style-name="T2">posible.</text:span></text:p>
          </draw:text-box>
        </draw:frame>
        <draw:frame draw:style-name="gr3" draw:text-style-name="P4" draw:layer="layout" svg:width="0.616cm" svg:height="0.475cm" svg:x="17.849cm" svg:y="7.799cm">
          <draw:text-box>
            <text:p text:style-name="P2"><text:span text:style-name="T2">Sin</text:span></text:p>
          </draw:text-box>
        </draw:frame>
        <draw:frame draw:style-name="gr3" draw:text-style-name="P4" draw:layer="layout" svg:width="0.423cm" svg:height="0.475cm" svg:x="15.253cm" svg:y="7.79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281cm" svg:y="7.79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1cm" svg:y="7.79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797cm" svg:height="0.475cm" svg:x="2.542cm" svg:y="8.382cm">
          <draw:text-box>
            <text:p text:style-name="P2"><text:span text:style-name="T2">embargo,</text:span></text:p>
          </draw:text-box>
        </draw:frame>
        <draw:frame draw:style-name="gr3" draw:text-style-name="P4" draw:layer="layout" svg:width="8.388cm" svg:height="0.475cm" svg:x="4.529cm" svg:y="8.382cm">
          <draw:text-box>
            <text:p text:style-name="P2"><text:span text:style-name="T2">estos métodos presentan varias dificultades,</text:span></text:p>
          </draw:text-box>
        </draw:frame>
        <draw:frame draw:style-name="gr3" draw:text-style-name="P4" draw:layer="layout" svg:width="4.925cm" svg:height="0.475cm" svg:x="13.298cm" svg:y="8.382cm">
          <draw:text-box>
            <text:p text:style-name="P2"><text:span text:style-name="T2">ya que cuando se trata de</text:span></text:p>
          </draw:text-box>
        </draw:frame>
        <draw:frame draw:style-name="gr3" draw:text-style-name="P4" draw:layer="layout" svg:width="0.423cm" svg:height="0.475cm" svg:x="4.332cm" svg:y="8.3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5.541cm" svg:y="8.3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364cm" svg:y="8.3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418cm" svg:y="8.3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719cm" svg:y="8.3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127cm" svg:y="8.3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745cm" svg:y="8.3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622cm" svg:y="8.3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183cm" svg:y="8.3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801cm" svg:y="8.3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819cm" svg:y="8.3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1cm" svg:y="8.3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606cm" svg:height="0.475cm" svg:x="2.542cm" svg:y="8.964cm">
          <draw:text-box>
            <text:p text:style-name="P2"><text:span text:style-name="T2">generalizar la medida hecha, ésta depende de factores como la máquina en la que</text:span></text:p>
          </draw:text-box>
        </draw:frame>
        <draw:frame draw:style-name="gr3" draw:text-style-name="P4" draw:layer="layout" svg:width="0.423cm" svg:height="0.475cm" svg:x="16.995cm" svg:y="8.96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548cm" svg:y="8.96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8cm" svg:y="8.96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534cm" svg:height="0.475cm" svg:x="2.542cm" svg:y="9.547cm">
          <draw:text-box>
            <text:p text:style-name="P2"><text:span text:style-name="T2">se efectuó, el</text:span></text:p>
          </draw:text-box>
        </draw:frame>
        <draw:frame draw:style-name="gr3" draw:text-style-name="P4" draw:layer="layout" svg:width="2.436cm" svg:height="0.475cm" svg:x="5.281cm" svg:y="9.547cm">
          <draw:text-box>
            <text:p text:style-name="P2"><text:span text:style-name="T2">ambiente del</text:span></text:p>
          </draw:text-box>
        </draw:frame>
        <draw:frame draw:style-name="gr3" draw:text-style-name="P4" draw:layer="layout" svg:width="3.566cm" svg:height="0.475cm" svg:x="7.983cm" svg:y="9.547cm">
          <draw:text-box>
            <text:p text:style-name="P2"><text:span text:style-name="T2">procesamiento y el</text:span></text:p>
          </draw:text-box>
        </draw:frame>
        <draw:frame draw:style-name="gr3" draw:text-style-name="P4" draw:layer="layout" svg:width="4.231cm" svg:height="0.475cm" svg:x="11.842cm" svg:y="9.547cm">
          <draw:text-box>
            <text:p text:style-name="P2"><text:span text:style-name="T2">tamaño de la muestra,</text:span></text:p>
          </draw:text-box>
        </draw:frame>
        <draw:frame draw:style-name="gr3" draw:text-style-name="P4" draw:layer="layout" svg:width="2.034cm" svg:height="0.475cm" svg:x="16.386cm" svg:y="9.547cm">
          <draw:text-box>
            <text:p text:style-name="P2"><text:span text:style-name="T2">entre otros</text:span></text:p>
          </draw:text-box>
        </draw:frame>
        <draw:frame draw:style-name="gr3" draw:text-style-name="P4" draw:layer="layout" svg:width="0.423cm" svg:height="0.475cm" svg:x="5.084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024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787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762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171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1.671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255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3.897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4.397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6.216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352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64cm" svg:y="9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75cm" svg:height="0.475cm" svg:x="2.542cm" svg:y="10.129cm">
          <draw:text-box>
            <text:p text:style-name="P2"><text:span text:style-name="T2">factores. </text:span></text:p>
          </draw:text-box>
        </draw:frame>
        <draw:frame draw:style-name="gr3" draw:text-style-name="P4" draw:layer="layout" svg:width="0.423cm" svg:height="0.475cm" svg:x="2.542cm" svg:y="10.7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2.542cm" svg:y="11.2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513cm" svg:y="11.8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513cm" svg:y="12.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513cm" svg:y="13.04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513cm" svg:y="13.6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5.099cm" svg:height="0.475cm" svg:x="8.077cm" svg:y="14.207cm">
          <draw:text-box>
            <text:p text:style-name="P2"><text:span text:style-name="T2">Referencias bibliográficas <text:s/></text:span></text:p>
          </draw:text-box>
        </draw:frame>
        <draw:frame draw:style-name="gr3" draw:text-style-name="P4" draw:layer="layout" svg:width="1.704cm" svg:height="0.475cm" svg:x="2.542cm" svg:y="14.79cm">
          <draw:text-box>
            <text:p text:style-name="P2"><text:span text:style-name="T2">Autores: </text:span></text:p>
          </draw:text-box>
        </draw:frame>
        <draw:frame draw:style-name="gr3" draw:text-style-name="P4" draw:layer="layout" svg:width="4.041cm" svg:height="0.475cm" svg:x="2.542cm" svg:y="15.372cm">
          <draw:text-box>
            <text:p text:style-name="P2"><text:span text:style-name="T2">Luis Joyanes Aguilar </text:span></text:p>
          </draw:text-box>
        </draw:frame>
        <draw:frame draw:style-name="gr3" draw:text-style-name="P4" draw:layer="layout" svg:width="5.319cm" svg:height="0.475cm" svg:x="2.542cm" svg:y="15.955cm">
          <draw:text-box>
            <text:p text:style-name="P2"><text:span text:style-name="T2">Ignacio Zahonero Martínez <text:s/></text:span></text:p>
          </draw:text-box>
        </draw:frame>
        <draw:frame draw:style-name="gr3" draw:text-style-name="P4" draw:layer="layout" svg:width="1.23cm" svg:height="0.475cm" svg:x="2.542cm" svg:y="16.538cm">
          <draw:text-box>
            <text:p text:style-name="P2"><text:span text:style-name="T2">Editor:</text:span></text:p>
          </draw:text-box>
        </draw:frame>
        <draw:frame draw:style-name="gr3" draw:text-style-name="P4" draw:layer="layout" svg:width="6.564cm" svg:height="0.475cm" svg:x="4.017cm" svg:y="16.538cm">
          <draw:text-box>
            <text:p text:style-name="P2"><text:span text:style-name="T2">José Luis García Técnico Editorial:</text:span></text:p>
          </draw:text-box>
        </draw:frame>
        <draw:frame draw:style-name="gr3" draw:text-style-name="P4" draw:layer="layout" svg:width="6.97cm" svg:height="0.475cm" svg:x="11.209cm" svg:y="16.538cm">
          <draw:text-box>
            <text:p text:style-name="P2"><text:span text:style-name="T2">Blanca Pecharromán Compuesto en:</text:span></text:p>
          </draw:text-box>
        </draw:frame>
        <draw:frame draw:style-name="gr3" draw:text-style-name="P4" draw:layer="layout" svg:width="0.423cm" svg:height="0.475cm" svg:x="3.766cm" svg:y="16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4.911cm" svg:y="16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5.912cm" svg:y="16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7.407cm" svg:y="16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9.114cm" svg:y="16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0.986cm" svg:y="16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2.505cm" svg:y="16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5.271cm" svg:y="16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7.662cm" svg:y="16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18.474cm" svg:y="16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2.219cm" svg:height="0.475cm" svg:x="2.542cm" svg:y="17.12cm">
          <draw:text-box>
            <text:p text:style-name="P2"><text:span text:style-name="T2">Gesbiblo, S. L. Diseño de cubierta: Gesbiblo, S. L. Impreso por: <text:s/></text:span></text:p>
          </draw:text-box>
        </draw:frame>
        <draw:frame draw:style-name="gr3" draw:text-style-name="P4" draw:layer="layout" svg:width="8.892cm" svg:height="0.475cm" svg:x="2.542cm" svg:y="17.703cm">
          <draw:text-box>
            <text:p text:style-name="P2"><text:span text:style-name="T2">IMPRESO EN ESPAÑA – PRINTED IN SPAIN </text:span></text:p>
          </draw:text-box>
        </draw:frame>
        <draw:frame draw:style-name="gr3" draw:text-style-name="P4" draw:layer="layout" svg:width="6.716cm" svg:height="0.475cm" svg:x="2.542cm" svg:y="18.285cm">
          <draw:text-box>
            <text:p text:style-name="P2"><text:span text:style-name="T2">Libro : Estructura de datos en Java </text:span></text:p>
          </draw:text-box>
        </draw:frame>
        <draw:frame draw:style-name="gr3" draw:text-style-name="P4" draw:layer="layout" svg:width="0.423cm" svg:height="0.475cm" svg:x="2.542cm" svg:y="18.8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2.542cm" svg:y="19.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2.542cm" svg:y="20.03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2.542cm" svg:y="20.6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3cm" svg:height="0.475cm" svg:x="2.542cm" svg:y="21.198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5T22:29:01.183686408</dc:date>
    <meta:editing-duration>PT31S</meta:editing-duration>
    <meta:editing-cycles>1</meta:editing-cycles>
    <meta:document-statistic meta:object-count="744"/>
    <meta:generator>LibreOffice/6.0.6.2$Linux_X86_64 LibreOffice_project/00m0$Build-2</meta:generator>
  </office:meta>
</office:document-meta>
</file>